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exend" svg:font-family="Lexend" style:font-family-generic="roman" style:font-pitch="variable"/>
    <style:font-face style:name="Lexend1" svg:font-family="Lexend" style:font-family-generic="system"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P1" style:family="paragraph" style:parent-style-name="Text_20_body">
      <style:paragraph-properties fo:line-height="115%" fo:text-align="justify" style:justify-single-word="false"/>
      <style:text-properties officeooo:paragraph-rsid="001e5477"/>
    </style:style>
    <style:style style:name="P2" style:family="paragraph" style:parent-style-name="Preformatted_20_Text">
      <style:paragraph-properties fo:line-height="115%"/>
      <style:text-properties officeooo:paragraph-rsid="003fea48"/>
    </style:style>
    <style:style style:name="P3" style:family="paragraph" style:parent-style-name="Standard">
      <style:paragraph-properties fo:line-height="115%"/>
      <style:text-properties officeooo:paragraph-rsid="0051f241"/>
    </style:style>
    <style:style style:name="P4" style:family="paragraph" style:parent-style-name="Standard">
      <style:paragraph-properties fo:line-height="115%"/>
      <style:text-properties officeooo:paragraph-rsid="006a0dbd"/>
    </style:style>
    <style:style style:name="P5" style:family="paragraph" style:parent-style-name="Standard">
      <style:paragraph-properties fo:line-height="115%" fo:text-align="justify" style:justify-single-word="false"/>
      <style:text-properties style:font-name="Times New Roman" fo:font-size="14pt" fo:font-weight="normal" officeooo:rsid="002d4846" officeooo:paragraph-rsid="002d4846" style:font-size-asian="14pt" style:font-weight-asian="normal" style:font-size-complex="14pt" style:font-weight-complex="normal"/>
    </style:style>
    <style:style style:name="P6" style:family="paragraph" style:parent-style-name="Standard">
      <style:paragraph-properties fo:line-height="115%" fo:text-align="justify" style:justify-single-word="false"/>
      <style:text-properties style:font-name="Times New Roman" fo:font-size="14pt" fo:font-weight="normal" officeooo:rsid="0021b48b" officeooo:paragraph-rsid="00114acd" style:font-size-asian="14pt" style:font-weight-asian="normal" style:font-size-complex="14pt" style:font-weight-complex="normal"/>
    </style:style>
    <style:style style:name="P7" style:family="paragraph" style:parent-style-name="Text_20_body">
      <style:paragraph-properties fo:line-height="115%"/>
      <style:text-properties style:font-name="Times New Roman" fo:font-size="14pt" fo:font-weight="normal" officeooo:paragraph-rsid="003fea48" style:font-size-asian="14pt" style:font-weight-asian="normal" style:font-size-complex="14pt" style:font-weight-complex="normal"/>
    </style:style>
    <style:style style:name="P8" style:family="paragraph" style:parent-style-name="Standard">
      <style:paragraph-properties fo:line-height="115%"/>
      <style:text-properties style:font-name="Times New Roman" fo:font-size="14pt" fo:font-weight="normal" officeooo:paragraph-rsid="003fea48" style:font-size-asian="14pt" style:font-weight-asian="normal" style:font-size-complex="14pt" style:font-weight-complex="normal"/>
    </style:style>
    <style:style style:name="P9" style:family="paragraph" style:parent-style-name="Standard">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10" style:family="paragraph" style:parent-style-name="Standard">
      <style:paragraph-properties fo:line-height="115%"/>
      <style:text-properties style:font-name="Times New Roman" fo:font-size="14pt" fo:font-weight="normal" officeooo:rsid="002ddab7" officeooo:paragraph-rsid="0051f241" style:font-size-asian="14pt" style:font-weight-asian="normal" style:font-size-complex="14pt" style:font-weight-complex="normal"/>
    </style:style>
    <style:style style:name="P11" style:family="paragraph" style:parent-style-name="Standard">
      <style:paragraph-properties fo:line-height="115%"/>
      <style:text-properties style:font-name="Times New Roman" fo:font-size="14pt" fo:font-weight="normal" officeooo:rsid="002769c8" officeooo:paragraph-rsid="002769c8" style:font-size-asian="14pt" style:font-weight-asian="normal" style:font-size-complex="14pt" style:font-weight-complex="normal"/>
    </style:style>
    <style:style style:name="P12" style:family="paragraph" style:parent-style-name="Standard">
      <style:paragraph-properties fo:line-height="115%"/>
      <style:text-properties style:font-name="Times New Roman" fo:font-size="14pt" fo:font-weight="normal" officeooo:rsid="0069743c" officeooo:paragraph-rsid="0069743c" style:font-size-asian="14pt" style:font-weight-asian="normal" style:font-size-complex="14pt" style:font-weight-complex="normal"/>
    </style:style>
    <style:style style:name="P13" style:family="paragraph" style:parent-style-name="Standard">
      <style:paragraph-properties fo:line-height="115%"/>
      <style:text-properties style:font-name="Times New Roman" fo:font-size="14pt" fo:font-weight="normal" officeooo:rsid="006a0dbd" officeooo:paragraph-rsid="006a0dbd" style:font-size-asian="14pt" style:font-weight-asian="normal" style:font-size-complex="14pt" style:font-weight-complex="normal"/>
    </style:style>
    <style:style style:name="P14" style:family="paragraph" style:parent-style-name="Standard">
      <style:paragraph-properties fo:line-height="115%"/>
      <style:text-properties style:font-name="Times New Roman" fo:font-size="14pt" fo:font-weight="bold" officeooo:paragraph-rsid="003fea48" style:font-size-asian="14pt" style:font-weight-asian="bold" style:font-size-complex="14pt" style:font-weight-complex="bold"/>
    </style:style>
    <style:style style:name="P15" style:family="paragraph" style:parent-style-name="Standard">
      <style:paragraph-properties fo:line-height="115%"/>
      <style:text-properties style:font-name="Times New Roman" fo:font-size="14pt" fo:font-weight="bold" officeooo:paragraph-rsid="002d4846" style:font-size-asian="14pt" style:font-weight-asian="bold" style:font-size-complex="14pt" style:font-weight-complex="bold"/>
    </style:style>
    <style:style style:name="P16" style:family="paragraph" style:parent-style-name="Standard">
      <style:paragraph-properties fo:line-height="115%"/>
      <style:text-properties style:font-name="Times New Roman" fo:font-size="14pt" fo:font-weight="bold" officeooo:paragraph-rsid="00129c5c" style:font-size-asian="14pt" style:font-weight-asian="bold" style:font-size-complex="14pt" style:font-weight-complex="bold"/>
    </style:style>
    <style:style style:name="P17" style:family="paragraph" style:parent-style-name="Standard">
      <style:paragraph-properties fo:line-height="115%"/>
      <style:text-properties style:font-name="Times New Roman" fo:font-size="14pt" fo:font-weight="bold" officeooo:paragraph-rsid="00114acd" style:font-size-asian="14pt" style:font-weight-asian="bold" style:font-size-complex="14pt" style:font-weight-complex="bold"/>
    </style:style>
    <style:style style:name="P18" style:family="paragraph" style:parent-style-name="Preformatted_20_Text">
      <style:paragraph-properties fo:line-height="115%" fo:text-align="justify" style:justify-single-word="false"/>
      <style:text-properties style:font-name="Times New Roman" fo:font-size="14pt" fo:font-weight="bold" officeooo:paragraph-rsid="0069743c" style:font-size-asian="14pt" style:font-weight-asian="bold" style:font-size-complex="14pt" style:font-weight-complex="bold"/>
    </style:style>
    <style:style style:name="P19" style:family="paragraph" style:parent-style-name="Standard">
      <style:paragraph-properties fo:line-height="115%" fo:text-align="justify" style:justify-single-word="false"/>
      <style:text-properties style:font-name="Times New Roman" fo:font-size="14pt" fo:font-weight="bold" officeooo:paragraph-rsid="002538fa" style:font-size-asian="14pt" style:font-weight-asian="bold" style:font-size-complex="14pt" style:font-weight-complex="bold"/>
    </style:style>
    <style:style style:name="P20" style:family="paragraph" style:parent-style-name="Standard">
      <style:paragraph-properties fo:line-height="115%" fo:text-align="justify" style:justify-single-word="false"/>
      <style:text-properties style:font-name="Times New Roman" fo:font-size="14pt" fo:font-weight="bold" officeooo:rsid="00114acd" officeooo:paragraph-rsid="00114acd" style:font-size-asian="14pt" style:font-weight-asian="bold" style:font-size-complex="14pt" style:font-weight-complex="bold"/>
    </style:style>
    <style:style style:name="P21" style:family="paragraph" style:parent-style-name="Standard">
      <style:paragraph-properties fo:line-height="115%"/>
      <style:text-properties style:font-name="Times New Roman" fo:font-size="14pt" fo:font-weight="bold" officeooo:rsid="00114acd" officeooo:paragraph-rsid="00114acd" style:font-size-asian="14pt" style:font-weight-asian="bold" style:font-size-complex="14pt" style:font-weight-complex="bold"/>
    </style:style>
    <style:style style:name="P22" style:family="paragraph" style:parent-style-name="Standard">
      <style:paragraph-properties fo:line-height="115%"/>
      <style:text-properties style:font-name="Times New Roman" fo:font-size="14pt" fo:font-weight="bold" officeooo:rsid="00114acd" officeooo:paragraph-rsid="00110a29"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style:font-name="Times New Roman" fo:font-size="14pt" fo:font-weight="bold" officeooo:rsid="00119ec0" officeooo:paragraph-rsid="00119ec0" style:font-size-asian="14pt" style:font-weight-asian="bold" style:font-size-complex="14pt" style:font-weight-complex="bold"/>
    </style:style>
    <style:style style:name="P24" style:family="paragraph" style:parent-style-name="Standard">
      <style:paragraph-properties fo:line-height="115%"/>
      <style:text-properties style:font-name="Times New Roman" fo:font-size="14pt" fo:font-weight="bold" officeooo:rsid="00119ec0" officeooo:paragraph-rsid="00119ec0" style:font-size-asian="14pt" style:font-weight-asian="bold" style:font-size-complex="14pt" style:font-weight-complex="bold"/>
    </style:style>
    <style:style style:name="P25" style:family="paragraph" style:parent-style-name="Standard">
      <style:paragraph-properties fo:line-height="115%" fo:text-align="justify" style:justify-single-word="false"/>
      <style:text-properties style:font-name="Times New Roman" fo:font-size="14pt" fo:font-weight="bold" officeooo:rsid="002d4846" officeooo:paragraph-rsid="002d4846" style:font-size-asian="14pt" style:font-weight-asian="bold" style:font-size-complex="14pt" style:font-weight-complex="bold"/>
    </style:style>
    <style:style style:name="P26" style:family="paragraph" style:parent-style-name="Standard">
      <style:paragraph-properties fo:line-height="115%"/>
      <style:text-properties style:font-name="Times New Roman" fo:font-size="14pt" fo:font-weight="bold" officeooo:rsid="002ddab7" officeooo:paragraph-rsid="002ddab7" style:font-size-asian="14pt" style:font-weight-asian="bold" style:font-size-complex="14pt" style:font-weight-complex="bold"/>
    </style:style>
    <style:style style:name="P27" style:family="paragraph" style:parent-style-name="Standard">
      <style:paragraph-properties fo:line-height="115%"/>
      <style:text-properties style:font-name="Times New Roman" fo:font-size="14pt" fo:font-weight="bold" officeooo:rsid="003dae8f" officeooo:paragraph-rsid="003faa65" style:font-size-asian="14pt" style:font-weight-asian="bold" style:font-size-complex="14pt" style:font-weight-complex="bold"/>
    </style:style>
    <style:style style:name="P28" style:family="paragraph" style:parent-style-name="Standard">
      <style:paragraph-properties fo:line-height="115%"/>
      <style:text-properties style:font-name="Times New Roman" fo:font-size="14pt" fo:font-weight="bold" officeooo:rsid="003dae8f" officeooo:paragraph-rsid="003dae8f" style:font-size-asian="14pt" style:font-weight-asian="bold" style:font-size-complex="14pt" style:font-weight-complex="bold"/>
    </style:style>
    <style:style style:name="P29" style:family="paragraph" style:parent-style-name="Standard">
      <style:paragraph-properties fo:line-height="115%"/>
      <style:text-properties style:font-name="Times New Roman" fo:font-size="14pt" fo:font-weight="bold" officeooo:rsid="003dae8f" officeooo:paragraph-rsid="0069743c" style:font-size-asian="14pt" style:font-weight-asian="bold" style:font-size-complex="14pt" style:font-weight-complex="bold"/>
    </style:style>
    <style:style style:name="P30" style:family="paragraph" style:parent-style-name="Standard">
      <style:paragraph-properties fo:line-height="115%"/>
      <style:text-properties style:font-name="Times New Roman" fo:font-size="14pt" fo:font-weight="bold" officeooo:rsid="00288727" officeooo:paragraph-rsid="00288727" style:font-size-asian="14pt" style:font-weight-asian="bold" style:font-size-complex="14pt" style:font-weight-complex="bold"/>
    </style:style>
    <style:style style:name="P31" style:family="paragraph" style:parent-style-name="Standard">
      <style:paragraph-properties fo:line-height="115%"/>
      <style:text-properties style:font-name="Times New Roman" fo:font-size="14pt" fo:font-weight="bold" officeooo:rsid="002f498d" officeooo:paragraph-rsid="002f498d" style:font-size-asian="14pt" style:font-weight-asian="bold" style:font-size-complex="14pt" style:font-weight-complex="bold"/>
    </style:style>
    <style:style style:name="P32" style:family="paragraph" style:parent-style-name="Standard">
      <style:paragraph-properties fo:line-height="115%"/>
      <style:text-properties style:font-name="Times New Roman" fo:font-size="14pt" fo:font-weight="bold" officeooo:rsid="002fd833" officeooo:paragraph-rsid="0034651e" style:font-size-asian="14pt" style:font-weight-asian="bold" style:font-size-complex="14pt" style:font-weight-complex="bold"/>
    </style:style>
    <style:style style:name="P33" style:family="paragraph" style:parent-style-name="Standard">
      <style:paragraph-properties fo:line-height="115%"/>
      <style:text-properties style:font-name="Times New Roman" fo:font-size="14pt" fo:font-weight="bold" officeooo:rsid="002fd833" officeooo:paragraph-rsid="002fd833" style:font-size-asian="14pt" style:font-weight-asian="bold" style:font-size-complex="14pt" style:font-weight-complex="bold"/>
    </style:style>
    <style:style style:name="P34" style:family="paragraph" style:parent-style-name="Standard">
      <style:paragraph-properties fo:line-height="115%"/>
      <style:text-properties style:font-name="Times New Roman" fo:font-size="14pt" fo:font-weight="bold" officeooo:rsid="002fd833" officeooo:paragraph-rsid="002d4846" style:font-size-asian="14pt" style:font-weight-asian="bold" style:font-size-complex="14pt" style:font-weight-complex="bold"/>
    </style:style>
    <style:style style:name="P35" style:family="paragraph" style:parent-style-name="Standard">
      <style:paragraph-properties fo:line-height="115%"/>
      <style:text-properties style:font-name="Times New Roman" fo:font-size="14pt" fo:font-weight="bold" officeooo:rsid="00376e93" officeooo:paragraph-rsid="00376e93" style:font-size-asian="14pt" style:font-weight-asian="bold" style:font-size-complex="14pt" style:font-weight-complex="bold"/>
    </style:style>
    <style:style style:name="P36" style:family="paragraph" style:parent-style-name="Standard">
      <style:paragraph-properties fo:line-height="115%"/>
      <style:text-properties style:font-name="Times New Roman" fo:font-size="14pt" fo:font-weight="bold" officeooo:rsid="00110a29" officeooo:paragraph-rsid="001422a9" style:font-size-asian="14pt" style:font-weight-asian="bold" style:font-size-complex="14pt" style:font-weight-complex="bold"/>
    </style:style>
    <style:style style:name="P37" style:family="paragraph" style:parent-style-name="Standard">
      <style:paragraph-properties fo:line-height="115%"/>
      <style:text-properties style:font-name="Times New Roman" fo:font-size="14pt" fo:font-weight="bold" officeooo:rsid="002769c8" officeooo:paragraph-rsid="002769c8" style:font-size-asian="14pt" style:font-weight-asian="bold" style:font-size-complex="14pt" style:font-weight-complex="bold"/>
    </style:style>
    <style:style style:name="P38" style:family="paragraph" style:parent-style-name="Standard">
      <style:paragraph-properties fo:line-height="115%"/>
      <style:text-properties style:font-name="Times New Roman" fo:font-size="14pt" fo:font-weight="bold" officeooo:rsid="0069743c" officeooo:paragraph-rsid="0069743c" style:font-size-asian="14pt" style:font-weight-asian="bold" style:font-size-complex="14pt" style:font-weight-complex="bold"/>
    </style:style>
    <style:style style:name="P39" style:family="paragraph" style:parent-style-name="Standard">
      <style:paragraph-properties fo:line-height="115%"/>
      <style:text-properties style:font-name="Times New Roman" fo:font-size="14pt" fo:font-weight="bold" officeooo:rsid="006a0dbd" officeooo:paragraph-rsid="006a0dbd" style:font-size-asian="14pt" style:font-weight-asian="bold" style:font-size-complex="14pt" style:font-weight-complex="bold"/>
    </style:style>
    <style:style style:name="P40" style:family="paragraph" style:parent-style-name="Standard">
      <style:paragraph-properties fo:line-height="115%"/>
      <style:text-properties style:font-name="Times New Roman" fo:font-size="14pt" fo:font-weight="bold" officeooo:rsid="00759a57" officeooo:paragraph-rsid="00759a57" style:font-size-asian="14pt" style:font-weight-asian="bold" style:font-size-complex="14pt" style:font-weight-complex="bold"/>
    </style:style>
    <style:style style:name="P41" style:family="paragraph" style:parent-style-name="Standard">
      <style:paragraph-properties fo:line-height="115%"/>
      <style:text-properties style:font-name="Times New Roman" fo:font-size="14pt" fo:font-weight="bold" officeooo:paragraph-rsid="00129c5c" style:font-size-asian="14pt" style:font-weight-asian="bold" style:font-name-complex="Times New Roman1" style:font-size-complex="14pt" style:font-weight-complex="bold"/>
    </style:style>
    <style:style style:name="P42" style:family="paragraph" style:parent-style-name="Standard">
      <style:paragraph-properties fo:line-height="115%"/>
      <style:text-properties style:font-name="Times New Roman" fo:font-size="14pt" fo:font-weight="bold" officeooo:rsid="00288727" officeooo:paragraph-rsid="00288727" style:font-size-asian="14pt" style:font-weight-asian="bold" style:font-name-complex="Times New Roman1" style:font-size-complex="14pt" style:font-weight-complex="bold"/>
    </style:style>
    <style:style style:name="P43" style:family="paragraph" style:parent-style-name="Default_20_Drawing_20_Style">
      <style:paragraph-properties fo:margin-left="0in" fo:margin-right="0in" fo:line-height="115%" fo:text-indent="0in" style:auto-text-indent="false"/>
      <style:text-properties style:font-name="Times New Roman" fo:font-size="14pt" style:font-size-asian="14pt" style:font-size-complex="14pt"/>
    </style:style>
    <style:style style:name="P44" style:family="paragraph" style:parent-style-name="Standard">
      <style:paragraph-properties fo:margin-left="0in" fo:margin-right="0in" fo:line-height="115%" fo:text-indent="0in" style:auto-text-indent="false"/>
      <style:text-properties style:font-name="Times New Roman" fo:font-size="14pt" style:font-size-asian="14pt" style:font-size-complex="14pt"/>
    </style:style>
    <style:style style:name="P45" style:family="paragraph" style:parent-style-name="Preformatted_20_Text">
      <style:paragraph-properties fo:line-height="115%" fo:text-align="justify" style:justify-single-word="false"/>
      <style:text-properties style:font-name="Times New Roman" fo:font-size="14pt" style:font-size-asian="14pt" style:font-size-complex="14pt"/>
    </style:style>
    <style:style style:name="P46" style:family="paragraph" style:parent-style-name="Preformatted_20_Text">
      <style:paragraph-properties fo:line-height="115%" fo:text-align="justify" style:justify-single-word="false"/>
      <style:text-properties style:font-name="Times New Roman" fo:font-size="14pt" officeooo:paragraph-rsid="0053b9e0" style:font-size-asian="14pt" style:font-size-complex="14pt"/>
    </style:style>
    <style:style style:name="P47" style:family="paragraph" style:parent-style-name="Preformatted_20_Text">
      <style:paragraph-properties fo:line-height="115%" fo:text-align="justify" style:justify-single-word="false"/>
      <style:text-properties style:font-name="Times New Roman" fo:font-size="14pt" officeooo:paragraph-rsid="00554462" style:font-size-asian="14pt" style:font-size-complex="14pt"/>
    </style:style>
    <style:style style:name="P48" style:family="paragraph" style:parent-style-name="Preformatted_20_Text">
      <style:paragraph-properties fo:line-height="115%" fo:text-align="justify" style:justify-single-word="false"/>
      <style:text-properties style:font-name="Times New Roman" fo:font-size="14pt" officeooo:paragraph-rsid="006380fe" style:font-size-asian="14pt" style:font-size-complex="14pt"/>
    </style:style>
    <style:style style:name="P49" style:family="paragraph" style:parent-style-name="Preformatted_20_Text">
      <style:paragraph-properties fo:line-height="115%" fo:text-align="justify" style:justify-single-word="false"/>
      <style:text-properties style:font-name="Times New Roman" fo:font-size="14pt" officeooo:paragraph-rsid="0069743c" style:font-size-asian="14pt" style:font-size-complex="14pt"/>
    </style:style>
    <style:style style:name="P50" style:family="paragraph" style:parent-style-name="Preformatted_20_Text">
      <style:paragraph-properties fo:line-height="115%"/>
      <style:text-properties style:font-name="Times New Roman" fo:font-size="14pt" officeooo:paragraph-rsid="002769c8" style:font-size-asian="14pt" style:font-size-complex="14pt"/>
    </style:style>
    <style:style style:name="P51" style:family="paragraph" style:parent-style-name="Standard">
      <style:paragraph-properties fo:line-height="115%"/>
      <style:text-properties style:font-name="Times New Roman" fo:font-size="14pt" officeooo:paragraph-rsid="003fea48" style:font-size-asian="14pt" style:font-size-complex="14pt"/>
    </style:style>
    <style:style style:name="P52" style:family="paragraph" style:parent-style-name="Standard">
      <style:paragraph-properties fo:line-height="115%"/>
      <style:text-properties style:font-name="Times New Roman" fo:font-size="14pt" officeooo:paragraph-rsid="004e7d20" style:font-size-asian="14pt" style:font-size-complex="14pt"/>
    </style:style>
    <style:style style:name="P53" style:family="paragraph" style:parent-style-name="Standard">
      <style:paragraph-properties fo:line-height="115%"/>
      <style:text-properties style:font-name="Times New Roman" fo:font-size="14pt" officeooo:rsid="0069743c" officeooo:paragraph-rsid="0069743c" style:font-size-asian="14pt" style:font-size-complex="14pt"/>
    </style:style>
    <style:style style:name="P54" style:family="paragraph" style:parent-style-name="Preformatted_20_Text">
      <style:paragraph-properties fo:line-height="115%" fo:text-align="justify" style:justify-single-word="false"/>
      <style:text-properties style:font-name="Times New Roman" fo:font-size="14pt" fo:font-style="italic" officeooo:paragraph-rsid="006380fe" style:font-size-asian="14pt" style:font-style-asian="italic" style:font-size-complex="14pt" style:font-style-complex="italic"/>
    </style:style>
    <style:style style:name="P55" style:family="paragraph" style:parent-style-name="Preformatted_20_Text">
      <style:paragraph-properties fo:line-height="115%" fo:text-align="justify" style:justify-single-word="false"/>
      <style:text-properties style:font-name="Times New Roman" fo:font-size="14pt" fo:font-style="italic" style:font-size-asian="14pt" style:font-style-asian="italic" style:font-size-complex="14pt" style:font-style-complex="italic"/>
    </style:style>
    <style:style style:name="P56" style:family="paragraph" style:parent-style-name="Standard">
      <style:paragraph-properties fo:line-height="115%"/>
      <style:text-properties style:font-name="Times New Roman" fo:font-size="14pt" style:text-underline-style="solid" style:text-underline-width="auto" style:text-underline-color="font-color" fo:font-weight="normal" officeooo:rsid="0069743c" officeooo:paragraph-rsid="0069743c" style:font-size-asian="14pt" style:font-weight-asian="normal" style:font-size-complex="14pt" style:font-weight-complex="normal"/>
    </style:style>
    <style:style style:name="P57" style:family="paragraph" style:parent-style-name="Standard">
      <style:paragraph-properties fo:line-height="115%" fo:text-align="justify" style:justify-single-word="false"/>
      <style:text-properties style:font-name="Times New Roman" officeooo:paragraph-rsid="002f498d"/>
    </style:style>
    <style:style style:name="P58" style:family="paragraph" style:parent-style-name="Standard">
      <style:paragraph-properties fo:line-height="115%"/>
      <style:text-properties style:font-name="Times New Roman" fo:font-size="12pt" officeooo:paragraph-rsid="00129c5c" style:font-size-asian="12pt" style:font-name-complex="Times New Roman1" style:font-size-complex="12pt"/>
    </style:style>
    <style:style style:name="P59" style:family="paragraph" style:parent-style-name="Standard">
      <style:paragraph-properties fo:line-height="115%" fo:text-align="justify" style:justify-single-word="false"/>
      <style:text-properties fo:font-size="14pt" fo:font-weight="bold" officeooo:paragraph-rsid="00129c5c" style:font-size-asian="14pt" style:font-weight-asian="bold" style:font-size-complex="14pt" style:font-weight-complex="bold"/>
    </style:style>
    <style:style style:name="P60" style:family="paragraph" style:parent-style-name="Standard">
      <style:paragraph-properties fo:line-height="115%" fo:text-align="justify" style:justify-single-word="false"/>
      <style:text-properties fo:font-size="14pt" fo:font-weight="bold" officeooo:paragraph-rsid="00318ec1" style:font-size-asian="14pt" style:font-weight-asian="bold" style:font-size-complex="14pt" style:font-weight-complex="bold"/>
    </style:style>
    <style:style style:name="P61" style:family="paragraph" style:parent-style-name="Standard">
      <style:paragraph-properties fo:line-height="115%"/>
      <style:text-properties fo:font-size="14pt" fo:font-weight="bold" officeooo:paragraph-rsid="00318ec1" style:font-size-asian="14pt" style:font-weight-asian="bold" style:font-size-complex="14pt" style:font-weight-complex="bold"/>
    </style:style>
    <style:style style:name="P62" style:family="paragraph" style:parent-style-name="Standard">
      <style:paragraph-properties fo:line-height="115%"/>
      <style:text-properties fo:font-size="14pt" fo:font-weight="bold" officeooo:paragraph-rsid="00129c5c" style:font-size-asian="14pt" style:font-weight-asian="bold" style:font-size-complex="14pt" style:font-weight-complex="bold"/>
    </style:style>
    <style:style style:name="P63" style:family="paragraph" style:parent-style-name="Standard">
      <style:paragraph-properties fo:line-height="115%"/>
      <style:text-properties fo:font-size="14pt" fo:font-weight="bold" officeooo:paragraph-rsid="00114acd" style:font-size-asian="14pt" style:font-weight-asian="bold" style:font-size-complex="14pt" style:font-weight-complex="bold"/>
    </style:style>
    <style:style style:name="P64" style:family="paragraph" style:parent-style-name="Standard">
      <style:paragraph-properties fo:line-height="115%" fo:text-align="justify" style:justify-single-word="false"/>
      <style:text-properties fo:font-size="14pt" fo:font-weight="bold" officeooo:rsid="00288727" officeooo:paragraph-rsid="00288727" style:font-size-asian="14pt" style:font-weight-asian="bold" style:font-size-complex="14pt" style:font-weight-complex="bold"/>
    </style:style>
    <style:style style:name="P65" style:family="paragraph" style:parent-style-name="Standard">
      <style:paragraph-properties fo:line-height="115%"/>
      <style:text-properties fo:font-size="14pt" fo:font-weight="bold" officeooo:rsid="00114acd" officeooo:paragraph-rsid="0021b48b" style:font-size-asian="14pt" style:font-weight-asian="bold" style:font-size-complex="14pt" style:font-weight-complex="bold"/>
    </style:style>
    <style:style style:name="P66" style:family="paragraph" style:parent-style-name="Standard">
      <style:paragraph-properties fo:line-height="115%"/>
      <style:text-properties fo:font-size="14pt" fo:font-weight="bold" officeooo:rsid="00114acd" officeooo:paragraph-rsid="00114acd" style:font-size-asian="14pt" style:font-weight-asian="bold" style:font-size-complex="14pt" style:font-weight-complex="bold"/>
    </style:style>
    <style:style style:name="P67" style:family="paragraph" style:parent-style-name="Standard">
      <style:paragraph-properties fo:line-height="115%"/>
      <style:text-properties fo:font-size="14pt" fo:font-weight="bold" officeooo:rsid="002d4846" officeooo:paragraph-rsid="002d4846" style:font-size-asian="14pt" style:font-weight-asian="bold" style:font-size-complex="14pt" style:font-weight-complex="bold"/>
    </style:style>
    <style:style style:name="P68" style:family="paragraph" style:parent-style-name="Standard">
      <style:paragraph-properties fo:line-height="115%"/>
      <style:text-properties fo:font-size="14pt" fo:font-weight="bold" officeooo:rsid="00110a29" officeooo:paragraph-rsid="001422a9" style:font-size-asian="14pt" style:font-weight-asian="bold" style:font-size-complex="14pt" style:font-weight-complex="bold"/>
    </style:style>
    <style:style style:name="P69" style:family="paragraph" style:parent-style-name="Standard">
      <style:paragraph-properties fo:line-height="115%"/>
      <style:text-properties fo:font-size="14pt" officeooo:paragraph-rsid="00129c5c" style:font-size-asian="14pt" style:font-size-complex="14pt"/>
    </style:style>
    <style:style style:name="P70" style:family="paragraph" style:parent-style-name="Default_20_Drawing_20_Style">
      <style:paragraph-properties fo:margin-left="0in" fo:margin-right="0in" fo:line-height="115%" fo:text-indent="0in" style:auto-text-indent="false"/>
      <style:text-properties fo:color="#000000" loext:opacity="100%" style:font-name="Times New Roman" fo:font-size="14pt" style:text-underline-style="none" fo:font-weight="bold" officeooo:rsid="00114acd" style:font-size-asian="14pt" style:font-weight-asian="bold" style:font-name-complex="Times New Roman1" style:font-size-complex="14pt"/>
    </style:style>
    <style:style style:name="P71" style:family="paragraph" style:parent-style-name="Default_20_Drawing_20_Style">
      <style:paragraph-properties fo:margin-left="0in" fo:margin-right="0in" fo:line-height="115%" fo:text-indent="0in" style:auto-text-indent="false"/>
      <style:text-properties fo:color="#000000" loext:opacity="100%" style:font-name="Times New Roman" fo:font-size="14pt" style:font-size-asian="14pt" style:font-size-complex="14pt"/>
    </style:style>
    <style:style style:name="P72" style:family="paragraph" style:parent-style-name="Preformatted_20_Text">
      <style:paragraph-properties fo:line-height="115%"/>
      <style:text-properties style:font-name="Times New Roman2" fo:font-size="14pt" fo:font-weight="bold" officeooo:rsid="0041bf24" officeooo:paragraph-rsid="002769c8" style:font-size-asian="14pt" style:font-weight-asian="bold" style:font-size-complex="14pt" style:font-weight-complex="bold"/>
    </style:style>
    <style:style style:name="P73" style:family="paragraph" style:parent-style-name="Standard">
      <style:paragraph-properties fo:line-height="115%"/>
      <style:text-properties officeooo:rsid="00110a29" officeooo:paragraph-rsid="00110a29"/>
    </style:style>
    <style:style style:name="P74" style:family="paragraph" style:parent-style-name="Standard">
      <style:paragraph-properties fo:line-height="115%"/>
      <style:text-properties officeooo:rsid="005eca9b" officeooo:paragraph-rsid="0063c3e3"/>
    </style:style>
    <style:style style:name="P75" style:family="paragraph" style:parent-style-name="Standard">
      <style:paragraph-properties fo:line-height="115%"/>
      <style:text-properties officeooo:rsid="006380fe" officeooo:paragraph-rsid="006380fe"/>
    </style:style>
    <style:style style:name="P76" style:family="paragraph" style:parent-style-name="Standard">
      <style:paragraph-properties fo:line-height="115%"/>
      <style:text-properties officeooo:rsid="0063c3e3" officeooo:paragraph-rsid="0063c3e3"/>
    </style:style>
    <style:style style:name="P77" style:family="paragraph" style:parent-style-name="Standard">
      <style:paragraph-properties fo:line-height="115%"/>
      <style:text-properties officeooo:rsid="0064bf9c" officeooo:paragraph-rsid="0064bf9c"/>
    </style:style>
    <style:style style:name="P78" style:family="paragraph" style:parent-style-name="Standard">
      <style:paragraph-properties fo:line-height="115%"/>
      <style:text-properties officeooo:rsid="006a0dbd" officeooo:paragraph-rsid="006a0dbd"/>
    </style:style>
    <style:style style:name="P79" style:family="paragraph" style:parent-style-name="Standard">
      <style:paragraph-properties fo:line-height="115%"/>
      <style:text-properties fo:font-weight="normal" officeooo:rsid="006a0dbd" officeooo:paragraph-rsid="006a0dbd" style:font-weight-asian="normal" style:font-weight-complex="normal"/>
    </style:style>
    <style:style style:name="P80" style:family="paragraph" style:parent-style-name="Preformatted_20_Text">
      <style:paragraph-properties fo:line-height="115%" fo:text-align="justify" style:justify-single-word="false"/>
      <style:text-properties style:font-name="Times New Roman" fo:font-size="14pt" officeooo:paragraph-rsid="0069743c" style:font-size-asian="14pt" style:font-size-complex="14pt"/>
    </style:style>
    <style:style style:name="P81" style:family="paragraph" style:parent-style-name="Preformatted_20_Text">
      <style:paragraph-properties fo:line-height="115%" fo:text-align="justify" style:justify-single-word="false"/>
      <style:text-properties style:font-name="Times New Roman" fo:font-size="14pt" fo:font-weight="bold" officeooo:rsid="0069743c" officeooo:paragraph-rsid="0069743c" style:font-size-asian="14pt" style:font-weight-asian="bold" style:font-size-complex="14pt" style:font-weight-complex="bold"/>
    </style:style>
    <style:style style:name="P82" style:family="paragraph" style:parent-style-name="Standard">
      <style:paragraph-properties fo:line-height="115%"/>
      <style:text-properties style:font-name="Times New Roman" fo:font-size="14pt" fo:font-weight="bold" officeooo:rsid="002d4846" officeooo:paragraph-rsid="002d4846" style:font-size-asian="14pt" style:font-weight-asian="bold" style:font-size-complex="14pt" style:font-weight-complex="bold"/>
    </style:style>
    <style:style style:name="P83" style:family="paragraph" style:parent-style-name="Standard" style:list-style-name="L3">
      <style:paragraph-properties fo:line-height="115%"/>
      <style:text-properties style:font-name="Times New Roman" fo:font-size="14pt" fo:font-weight="bold" officeooo:rsid="002ddab7" officeooo:paragraph-rsid="002ddab7" style:font-size-asian="14pt" style:font-weight-asian="bold" style:font-size-complex="14pt" style:font-weight-complex="bold"/>
    </style:style>
    <style:style style:name="P84" style:family="paragraph" style:parent-style-name="Standard">
      <style:paragraph-properties fo:line-height="115%"/>
      <style:text-properties style:font-name="Times New Roman" fo:font-size="14pt" fo:font-weight="bold" officeooo:rsid="002769c8" officeooo:paragraph-rsid="002769c8" style:font-size-asian="14pt" style:font-weight-asian="bold" style:font-size-complex="14pt" style:font-weight-complex="bold"/>
    </style:style>
    <style:style style:name="P85" style:family="paragraph" style:parent-style-name="Standard">
      <style:paragraph-properties fo:line-height="115%"/>
      <style:text-properties style:font-name="Times New Roman" fo:font-size="14pt" fo:font-weight="bold" officeooo:rsid="0081172b" officeooo:paragraph-rsid="0081172b" style:font-size-asian="14pt" style:font-weight-asian="bold" style:font-size-complex="14pt" style:font-weight-complex="bold"/>
    </style:style>
    <style:style style:name="P86" style:family="paragraph" style:parent-style-name="Standard">
      <style:paragraph-properties fo:line-height="115%" fo:text-align="justify" style:justify-single-word="false"/>
      <style:text-properties style:font-name="Times New Roman" fo:font-size="14pt" fo:font-weight="bold" officeooo:rsid="0081172b" officeooo:paragraph-rsid="0081172b" style:font-size-asian="14pt" style:font-weight-asian="bold" style:font-size-complex="14pt" style:font-weight-complex="bold"/>
    </style:style>
    <style:style style:name="P87" style:family="paragraph" style:parent-style-name="Standard">
      <style:paragraph-properties fo:line-height="115%" fo:text-align="justify" style:justify-single-word="false"/>
      <style:text-properties style:font-name="Times New Roman" fo:font-size="14pt" fo:font-weight="bold" officeooo:rsid="003dae8f" officeooo:paragraph-rsid="004e7d20" style:font-size-asian="14pt" style:font-weight-asian="bold" style:font-size-complex="14pt" style:font-weight-complex="bold"/>
    </style:style>
    <style:style style:name="P88" style:family="paragraph" style:parent-style-name="Standard">
      <style:paragraph-properties fo:line-height="115%"/>
      <style:text-properties style:font-name="Times New Roman" fo:font-size="14pt" fo:font-weight="bold" officeooo:rsid="0099bad3" officeooo:paragraph-rsid="0099bad3" style:font-size-asian="14pt" style:font-weight-asian="bold" style:font-size-complex="14pt" style:font-weight-complex="bold"/>
    </style:style>
    <style:style style:name="P89" style:family="paragraph" style:parent-style-name="Standard" style:list-style-name="L1">
      <style:paragraph-properties fo:line-height="115%"/>
      <style:text-properties style:font-name="Times New Roman" fo:font-size="14pt" fo:font-weight="normal" officeooo:rsid="00288727" officeooo:paragraph-rsid="00288727" style:font-size-asian="14pt" style:font-weight-asian="normal" style:font-size-complex="14pt" style:font-weight-complex="normal"/>
    </style:style>
    <style:style style:name="P90" style:family="paragraph" style:parent-style-name="Standard" style:list-style-name="L2">
      <style:paragraph-properties fo:line-height="115%"/>
      <style:text-properties style:font-name="Times New Roman" fo:font-size="14pt" fo:font-weight="normal" officeooo:rsid="00288727" officeooo:paragraph-rsid="00288727" style:font-size-asian="14pt" style:font-weight-asian="normal" style:font-size-complex="14pt" style:font-weight-complex="normal"/>
    </style:style>
    <style:style style:name="P91" style:family="paragraph" style:parent-style-name="Standard" style:list-style-name="L2">
      <style:paragraph-properties fo:line-height="115%"/>
      <style:text-properties style:font-name="Times New Roman" fo:font-size="14pt" fo:font-weight="normal" officeooo:rsid="002d4846" officeooo:paragraph-rsid="002d4846" style:font-size-asian="14pt" style:font-weight-asian="normal" style:font-size-complex="14pt" style:font-weight-complex="normal"/>
    </style:style>
    <style:style style:name="P92" style:family="paragraph" style:parent-style-name="Standard" style:list-style-name="L4">
      <style:paragraph-properties fo:line-height="115%"/>
      <style:text-properties style:font-name="Times New Roman" fo:font-size="14pt" fo:font-weight="normal" officeooo:rsid="002d4846" officeooo:paragraph-rsid="002d4846" style:font-size-asian="14pt" style:font-weight-asian="normal" style:font-size-complex="14pt" style:font-weight-complex="normal"/>
    </style:style>
    <style:style style:name="P93" style:family="paragraph" style:parent-style-name="Standard" style:list-style-name="L3">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94" style:family="paragraph" style:parent-style-name="Standard" style:list-style-name="L4">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95" style:family="paragraph" style:parent-style-name="Standard" style:list-style-name="L4">
      <style:paragraph-properties fo:line-height="115%"/>
      <style:text-properties style:font-name="Times New Roman" fo:font-size="14pt" fo:font-weight="normal" officeooo:rsid="002ddab7" officeooo:paragraph-rsid="002fd833" style:font-size-asian="14pt" style:font-weight-asian="normal" style:font-size-complex="14pt" style:font-weight-complex="normal"/>
    </style:style>
    <style:style style:name="P96" style:family="paragraph" style:parent-style-name="Standard" style:list-style-name="L4">
      <style:paragraph-properties fo:line-height="115%"/>
      <style:text-properties style:font-name="Times New Roman" fo:font-size="14pt" fo:font-weight="normal" officeooo:rsid="002ddab7" officeooo:paragraph-rsid="00376e93" style:font-size-asian="14pt" style:font-weight-asian="normal" style:font-size-complex="14pt" style:font-weight-complex="normal"/>
    </style:style>
    <style:style style:name="P97" style:family="paragraph" style:parent-style-name="Standard" style:list-style-name="L4">
      <style:paragraph-properties fo:line-height="115%"/>
      <style:text-properties style:font-name="Times New Roman" fo:font-size="14pt" fo:font-weight="normal" officeooo:rsid="002fd833" officeooo:paragraph-rsid="002fd833" style:font-size-asian="14pt" style:font-weight-asian="normal" style:font-size-complex="14pt" style:font-weight-complex="normal"/>
    </style:style>
    <style:style style:name="P98" style:family="paragraph" style:parent-style-name="Standard" style:list-style-name="L4">
      <style:paragraph-properties fo:line-height="115%"/>
      <style:text-properties style:font-name="Times New Roman" fo:font-size="14pt" fo:font-weight="normal" officeooo:rsid="00376e93" officeooo:paragraph-rsid="00376e93" style:font-size-asian="14pt" style:font-weight-asian="normal" style:font-size-complex="14pt" style:font-weight-complex="normal"/>
    </style:style>
    <style:style style:name="P99" style:family="paragraph" style:parent-style-name="Standard" style:list-style-name="L4">
      <style:paragraph-properties fo:line-height="115%"/>
      <style:text-properties style:font-name="Times New Roman" fo:font-size="14pt" fo:font-weight="normal" officeooo:rsid="00334763" officeooo:paragraph-rsid="0034651e" style:font-size-asian="14pt" style:font-weight-asian="normal" style:font-size-complex="14pt" style:font-weight-complex="normal"/>
    </style:style>
    <style:style style:name="P100" style:family="paragraph" style:parent-style-name="Standard" style:list-style-name="L4">
      <style:paragraph-properties fo:line-height="115%"/>
      <style:text-properties style:font-name="Times New Roman" fo:font-size="14pt" fo:font-weight="normal" officeooo:rsid="0034651e" officeooo:paragraph-rsid="0034651e" style:font-size-asian="14pt" style:font-weight-asian="normal" style:font-size-complex="14pt" style:font-weight-complex="normal"/>
    </style:style>
    <style:style style:name="P101" style:family="paragraph" style:parent-style-name="Standard" style:list-style-name="L5">
      <style:paragraph-properties fo:line-height="115%"/>
      <style:text-properties style:font-name="Times New Roman" fo:font-size="14pt" fo:font-weight="normal" officeooo:rsid="003dae8f" officeooo:paragraph-rsid="003dae8f" style:font-size-asian="14pt" style:font-weight-asian="normal" style:font-size-complex="14pt" style:font-weight-complex="normal"/>
    </style:style>
    <style:style style:name="P102" style:family="paragraph" style:parent-style-name="Standard">
      <style:paragraph-properties fo:line-height="115%" fo:text-align="justify" style:justify-single-word="false"/>
      <style:text-properties style:font-name="Times New Roman" fo:font-size="14pt" fo:font-weight="normal" officeooo:rsid="003dae8f" officeooo:paragraph-rsid="004e7d20" style:font-size-asian="14pt" style:font-weight-asian="normal" style:font-size-complex="14pt" style:font-weight-complex="normal"/>
    </style:style>
    <style:style style:name="P103" style:family="paragraph" style:parent-style-name="Standard">
      <style:paragraph-properties fo:line-height="115%"/>
      <style:text-properties style:font-name="Times New Roman" fo:font-size="14pt" fo:font-weight="normal" officeooo:rsid="0069743c" officeooo:paragraph-rsid="0069743c" style:font-size-asian="14pt" style:font-weight-asian="normal" style:font-size-complex="14pt" style:font-weight-complex="normal"/>
    </style:style>
    <style:style style:name="P104" style:family="paragraph" style:parent-style-name="Standard">
      <style:paragraph-properties fo:line-height="115%" fo:text-align="justify" style:justify-single-word="false"/>
      <style:text-properties style:font-name="Times New Roman" fo:font-size="14pt" fo:font-weight="normal" officeooo:rsid="0069743c" officeooo:paragraph-rsid="0069743c" style:font-size-asian="14pt" style:font-weight-asian="normal" style:font-size-complex="14pt" style:font-weight-complex="normal"/>
    </style:style>
    <style:style style:name="P105" style:family="paragraph" style:parent-style-name="Standard">
      <style:paragraph-properties fo:line-height="115%"/>
      <style:text-properties style:font-name="Times New Roman" fo:font-size="14pt" fo:font-weight="normal" officeooo:rsid="0081172b" officeooo:paragraph-rsid="0081172b" style:font-size-asian="14pt" style:font-weight-asian="normal" style:font-size-complex="14pt" style:font-weight-complex="normal"/>
    </style:style>
    <style:style style:name="P106" style:family="paragraph" style:parent-style-name="Standard">
      <style:paragraph-properties fo:line-height="115%" fo:text-align="justify" style:justify-single-word="false"/>
      <style:text-properties style:font-name="Times New Roman" fo:font-size="14pt" fo:font-weight="normal" officeooo:rsid="0081172b" officeooo:paragraph-rsid="0081172b" style:font-size-asian="14pt" style:font-weight-asian="normal" style:font-size-complex="14pt" style:font-weight-complex="normal"/>
    </style:style>
    <style:style style:name="P107" style:family="paragraph" style:parent-style-name="Standard">
      <style:paragraph-properties fo:line-height="115%" fo:text-align="justify" style:justify-single-word="false"/>
      <style:text-properties style:font-name="Times New Roman" fo:font-size="14pt" fo:font-weight="normal" officeooo:rsid="00866810" officeooo:paragraph-rsid="00866810" style:font-size-asian="14pt" style:font-weight-asian="normal" style:font-size-complex="14pt" style:font-weight-complex="normal"/>
    </style:style>
    <style:style style:name="P108" style:family="paragraph" style:parent-style-name="Standard">
      <style:paragraph-properties fo:line-height="115%"/>
      <style:text-properties style:font-name="Times New Roman" fo:font-size="14pt" fo:font-weight="normal" officeooo:rsid="008a2e36" officeooo:paragraph-rsid="008a2e36" style:font-size-asian="14pt" style:font-weight-asian="normal" style:font-size-complex="14pt" style:font-weight-complex="normal"/>
    </style:style>
    <style:style style:name="P109" style:family="paragraph" style:parent-style-name="Standard">
      <style:paragraph-properties fo:line-height="115%"/>
      <style:text-properties style:font-name="Times New Roman" fo:font-size="14pt" fo:font-weight="normal" officeooo:rsid="008ae1c2" officeooo:paragraph-rsid="008ae1c2" style:font-size-asian="14pt" style:font-weight-asian="normal" style:font-size-complex="14pt" style:font-weight-complex="normal"/>
    </style:style>
    <style:style style:name="P110" style:family="paragraph" style:parent-style-name="Standard">
      <style:paragraph-properties fo:line-height="115%"/>
      <style:text-properties style:font-name="Times New Roman" fo:font-size="14pt" fo:font-weight="normal" officeooo:rsid="0099bad3" officeooo:paragraph-rsid="0099bad3" style:font-size-asian="14pt" style:font-weight-asian="normal" style:font-size-complex="14pt" style:font-weight-complex="normal"/>
    </style:style>
    <style:style style:name="P111" style:family="paragraph" style:parent-style-name="Standard">
      <style:paragraph-properties fo:line-height="115%"/>
      <style:text-properties style:font-name="Times New Roman" fo:font-size="14pt" officeooo:rsid="0069743c" officeooo:paragraph-rsid="0087ed31" style:font-size-asian="14pt" style:font-size-complex="14pt"/>
    </style:style>
    <style:style style:name="P112" style:family="paragraph" style:parent-style-name="Standard">
      <style:paragraph-properties fo:line-height="115%"/>
      <style:text-properties style:font-name="Times New Roman" fo:font-size="14pt" officeooo:rsid="008a2e36" officeooo:paragraph-rsid="008a2e36" style:font-size-asian="14pt" style:font-size-complex="14pt"/>
    </style:style>
    <style:style style:name="P113" style:family="paragraph" style:parent-style-name="Standard">
      <style:paragraph-properties fo:line-height="115%"/>
      <style:text-properties style:font-name="Times New Roman" fo:font-size="14pt" officeooo:rsid="008ae1c2" officeooo:paragraph-rsid="008ae1c2" style:font-size-asian="14pt" style:font-size-complex="14pt"/>
    </style:style>
    <style:style style:name="P114" style:family="paragraph" style:parent-style-name="Standard" style:list-style-name="L4">
      <style:paragraph-properties fo:line-height="115%"/>
      <style:text-properties fo:font-size="14pt" fo:font-weight="normal" officeooo:rsid="002ddab7" officeooo:paragraph-rsid="002ddab7" style:font-size-asian="14pt" style:font-weight-asian="normal" style:font-size-complex="14pt" style:font-weight-complex="normal"/>
    </style:style>
    <style:style style:name="P115" style:family="paragraph" style:parent-style-name="Standard">
      <style:paragraph-properties fo:line-height="115%"/>
      <style:text-properties fo:font-size="14pt" officeooo:paragraph-rsid="00129c5c" style:font-size-asian="14pt" style:font-size-complex="14pt"/>
    </style:style>
    <style:style style:name="P116" style:family="paragraph" style:parent-style-name="Standard">
      <style:paragraph-properties fo:line-height="115%"/>
      <style:text-properties fo:font-weight="normal" officeooo:rsid="00733b09" officeooo:paragraph-rsid="00733b09" style:font-weight-asian="normal" style:font-weight-complex="normal"/>
    </style:style>
    <style:style style:name="P117" style:family="paragraph" style:parent-style-name="Standard">
      <style:paragraph-properties fo:line-height="115%"/>
      <style:text-properties fo:font-weight="normal" officeooo:rsid="006a0dbd" officeooo:paragraph-rsid="006a0dbd" style:font-weight-asian="normal" style:font-weight-complex="normal"/>
    </style:style>
    <style:style style:name="P118" style:family="paragraph" style:parent-style-name="Standard">
      <style:paragraph-properties fo:line-height="115%"/>
      <style:text-properties fo:font-weight="normal" officeooo:rsid="007ca1c8" officeooo:paragraph-rsid="007ca1c8" style:font-weight-asian="normal" style:font-weight-complex="normal"/>
    </style:style>
    <style:style style:name="P119" style:family="paragraph" style:parent-style-name="Standard">
      <style:paragraph-properties fo:line-height="115%"/>
      <style:text-properties fo:font-weight="normal" officeooo:rsid="007dc8bc" officeooo:paragraph-rsid="007dc8bc" style:font-weight-asian="normal" style:font-weight-complex="normal"/>
    </style:style>
    <style:style style:name="P120" style:family="paragraph" style:parent-style-name="Standard">
      <style:paragraph-properties fo:line-height="115%"/>
      <style:text-properties fo:font-weight="normal" officeooo:rsid="00805340" officeooo:paragraph-rsid="00805340" style:font-weight-asian="normal" style:font-weight-complex="normal"/>
    </style:style>
    <style:style style:name="P121" style:family="paragraph" style:parent-style-name="Standard">
      <style:paragraph-properties fo:line-height="115%"/>
      <style:text-properties fo:font-weight="normal" officeooo:rsid="00829de7" officeooo:paragraph-rsid="00829de7" style:font-weight-asian="normal" style:font-weight-complex="normal"/>
    </style:style>
    <style:style style:name="P122" style:family="paragraph" style:parent-style-name="Standard">
      <style:paragraph-properties fo:line-height="115%"/>
      <style:text-properties fo:font-weight="normal" officeooo:rsid="00850e8d" officeooo:paragraph-rsid="00850e8d" style:font-weight-asian="normal" style:font-weight-complex="normal"/>
    </style:style>
    <style:style style:name="P123" style:family="paragraph" style:parent-style-name="Standard">
      <style:paragraph-properties fo:line-height="115%"/>
      <style:text-properties fo:font-weight="normal" officeooo:rsid="00866810" officeooo:paragraph-rsid="00866810" style:font-weight-asian="normal" style:font-weight-complex="normal"/>
    </style:style>
    <style:style style:name="P124" style:family="paragraph" style:parent-style-name="Standard">
      <style:paragraph-properties fo:line-height="115%"/>
      <style:text-properties fo:font-weight="normal" officeooo:rsid="0086f8ff" officeooo:paragraph-rsid="0086f8ff" style:font-weight-asian="normal" style:font-weight-complex="normal"/>
    </style:style>
    <style:style style:name="P125" style:family="paragraph" style:parent-style-name="Standard">
      <style:paragraph-properties fo:line-height="115%"/>
      <style:text-properties officeooo:rsid="0063c3e3" officeooo:paragraph-rsid="0063c3e3"/>
    </style:style>
    <style:style style:name="P126" style:family="paragraph" style:parent-style-name="Standard">
      <style:paragraph-properties fo:line-height="115%"/>
      <style:text-properties officeooo:rsid="006380fe" officeooo:paragraph-rsid="006380fe"/>
    </style:style>
    <style:style style:name="P127" style:family="paragraph" style:parent-style-name="Standard">
      <style:paragraph-properties fo:line-height="115%"/>
      <style:text-properties officeooo:rsid="005eca9b" officeooo:paragraph-rsid="005ff4f7"/>
    </style:style>
    <style:style style:name="T1" style:family="text">
      <style:text-properties style:font-name="Times New Roman" style:font-name-complex="Times New Roman1"/>
    </style:style>
    <style:style style:name="T2" style:family="text">
      <style:text-properties style:font-name="Times New Roman" officeooo:rsid="00114acd" style:font-name-complex="Times New Roman1"/>
    </style:style>
    <style:style style:name="T3" style:family="text">
      <style:text-properties style:font-name="Times New Roman" officeooo:rsid="00110a29" style:font-name-complex="Times New Roman1"/>
    </style:style>
    <style:style style:name="T4" style:family="text">
      <style:text-properties style:font-name="Times New Roman" officeooo:rsid="00318ec1" style:font-name-complex="Times New Roman1"/>
    </style:style>
    <style:style style:name="T5" style:family="text">
      <style:text-properties style:font-name="Times New Roman" officeooo:rsid="00334763" style:font-name-complex="Times New Roman1"/>
    </style:style>
    <style:style style:name="T6" style:family="text">
      <style:text-properties style:font-name="Times New Roman" officeooo:rsid="009d8f5e" style:font-name-complex="Times New Roman1"/>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weight="bold" officeooo:rsid="009c3908" style:font-weight-asian="bold" style:font-name-complex="Times New Roman1"/>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style:font-name="Times New Roman" fo:font-size="14pt" fo:font-weight="normal" officeooo:rsid="00119ec0" style:font-size-asian="14pt" style:font-weight-asian="normal" style:font-size-complex="14pt" style:font-weight-complex="normal"/>
    </style:style>
    <style:style style:name="T11" style:family="text">
      <style:text-properties style:font-name="Times New Roman" fo:font-size="14pt" fo:font-weight="normal" officeooo:rsid="001e5477" style:font-size-asian="14pt" style:font-weight-asian="normal" style:font-size-complex="14pt" style:font-weight-complex="normal"/>
    </style:style>
    <style:style style:name="T12" style:family="text">
      <style:text-properties style:font-name="Times New Roman" fo:font-size="14pt" fo:font-weight="normal" officeooo:rsid="001fda43" style:font-size-asian="14pt" style:font-weight-asian="normal" style:font-size-complex="14pt" style:font-weight-complex="normal"/>
    </style:style>
    <style:style style:name="T13" style:family="text">
      <style:text-properties style:font-name="Times New Roman" fo:font-size="14pt" fo:font-weight="normal" officeooo:rsid="0051f241" style:font-size-asian="14pt" style:font-weight-asian="normal" style:font-size-complex="14pt" style:font-weight-complex="normal"/>
    </style:style>
    <style:style style:name="T14" style:family="text">
      <style:text-properties style:font-name="Times New Roman" fo:font-size="14pt" fo:font-weight="normal" officeooo:rsid="0032aaa4" style:font-size-asian="14pt" style:font-weight-asian="normal" style:font-size-complex="14pt" style:font-weight-complex="normal"/>
    </style:style>
    <style:style style:name="T15" style:family="text">
      <style:text-properties style:font-name="Times New Roman" fo:font-size="14pt" fo:font-weight="normal" officeooo:rsid="006380fe" style:font-size-asian="14pt" style:font-weight-asian="normal" style:font-size-complex="14pt" style:font-weight-complex="normal"/>
    </style:style>
    <style:style style:name="T16" style:family="text">
      <style:text-properties style:font-name="Times New Roman" fo:font-size="14pt" fo:font-weight="normal" officeooo:rsid="0063c3e3" style:font-size-asian="14pt" style:font-weight-asian="normal" style:font-size-complex="14pt" style:font-weight-complex="normal"/>
    </style:style>
    <style:style style:name="T17" style:family="text">
      <style:text-properties style:font-name="Times New Roman" fo:font-size="14pt" fo:font-weight="normal" officeooo:rsid="006a0dbd" style:font-size-asian="14pt" style:font-weight-asian="normal" style:font-size-complex="14pt" style:font-weight-complex="normal"/>
    </style:style>
    <style:style style:name="T18" style:family="text">
      <style:text-properties style:font-name="Times New Roman" fo:font-size="14pt" fo:font-weight="normal" officeooo:rsid="0096c38a" style:font-size-asian="14pt" style:font-weight-asian="normal" style:font-size-complex="14pt" style:font-weight-complex="normal"/>
    </style:style>
    <style:style style:name="T19" style:family="text">
      <style:text-properties style:font-name="Times New Roman" fo:font-size="14pt" style:font-size-asian="14pt" style:font-size-complex="14pt"/>
    </style:style>
    <style:style style:name="T20" style:family="text">
      <style:text-properties style:font-name="Times New Roman" fo:font-size="14pt" officeooo:rsid="003dae8f" style:font-size-asian="14pt" style:font-size-complex="14pt"/>
    </style:style>
    <style:style style:name="T21" style:family="text">
      <style:text-properties style:font-name="Times New Roman" fo:font-size="14pt" fo:font-weight="bold" officeooo:rsid="006a0dbd" style:font-size-asian="14pt" style:font-weight-asian="bold" style:font-size-complex="14pt" style:font-weight-complex="bold"/>
    </style:style>
    <style:style style:name="T22" style:family="text">
      <style:text-properties style:font-name="Times New Roman" fo:font-weight="normal" style:font-weight-asian="normal" style:font-name-complex="Times New Roman1" style:font-weight-complex="normal"/>
    </style:style>
    <style:style style:name="T23" style:family="text">
      <style:text-properties style:font-name="Times New Roman" fo:font-weight="normal" officeooo:rsid="0021b48b" style:font-weight-asian="normal" style:font-weight-complex="normal"/>
    </style:style>
    <style:style style:name="T24" style:family="text">
      <style:text-properties style:font-name="Times New Roman" fo:font-weight="normal" officeooo:rsid="00334763" style:font-weight-asian="normal" style:font-weight-complex="normal"/>
    </style:style>
    <style:style style:name="T25" style:family="text">
      <style:text-properties style:font-name="Times New Roman" style:text-underline-style="none" fo:font-weight="normal" style:font-weight-asian="normal" style:font-weight-complex="normal"/>
    </style:style>
    <style:style style:name="T26" style:family="text">
      <style:text-properties style:font-name-complex="Times New Roman1"/>
    </style:style>
    <style:style style:name="T27" style:family="text">
      <style:text-properties officeooo:rsid="0094af51" style:font-name-complex="Times New Roman1"/>
    </style:style>
    <style:style style:name="T28" style:family="text">
      <style:text-properties fo:color="#000000" loext:opacity="100%"/>
    </style:style>
    <style:style style:name="T29" style:family="text">
      <style:text-properties fo:color="#000000" loext:opacity="100%" style:font-name-complex="Times New Roman1"/>
    </style:style>
    <style:style style:name="T30" style:family="text">
      <style:text-properties fo:color="#000000" loext:opacity="100%" fo:font-weight="normal" style:font-weight-asian="normal" style:font-weight-complex="normal"/>
    </style:style>
    <style:style style:name="T31" style:family="text">
      <style:text-properties fo:color="#000000" loext:opacity="100%" style:font-name="Times New Roman" fo:font-size="14pt" fo:font-weight="normal" officeooo:rsid="00119ec0" style:font-size-asian="14pt" style:font-weight-asian="normal" style:font-name-complex="Times New Roman1" style:font-size-complex="14pt" style:font-weight-complex="normal"/>
    </style:style>
    <style:style style:name="T32" style:family="text">
      <style:text-properties fo:color="#000000" loext:opacity="100%" style:font-name="Times New Roman" fo:font-size="14pt" fo:font-weight="normal" officeooo:rsid="00119ec0" style:font-size-asian="14pt" style:font-weight-asian="normal" style:font-size-complex="14pt" style:font-weight-complex="normal"/>
    </style:style>
    <style:style style:name="T33" style:family="text">
      <style:text-properties fo:color="#000000" loext:opacity="100%" style:font-name="Times New Roman" fo:font-size="14pt" fo:font-weight="normal" officeooo:rsid="001e5477" style:font-size-asian="14pt" style:font-weight-asian="normal" style:font-size-complex="14pt" style:font-weight-complex="normal"/>
    </style:style>
    <style:style style:name="T34" style:family="text">
      <style:text-properties fo:color="#000000" loext:opacity="100%" style:font-name="Times New Roman" fo:font-size="14pt" style:font-size-asian="14pt" style:font-size-complex="14pt"/>
    </style:style>
    <style:style style:name="T35" style:family="text">
      <style:text-properties fo:color="#000000" loext:opacity="100%" style:font-name="Times New Roman" fo:font-size="14pt" officeooo:rsid="00203fac" style:font-size-asian="14pt" style:font-size-complex="14pt"/>
    </style:style>
    <style:style style:name="T36" style:family="text">
      <style:text-properties fo:color="#000000" loext:opacity="100%" style:font-name="Times New Roman" fo:font-weight="normal" officeooo:rsid="0021b48b" style:font-weight-asian="normal" style:font-name-complex="Times New Roman1" style:font-weight-complex="normal"/>
    </style:style>
    <style:style style:name="T37" style:family="text">
      <style:text-properties fo:color="#000000" loext:opacity="100%" style:font-name="Times New Roman" fo:font-weight="normal" officeooo:rsid="0021b48b"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2538fa" style:font-weight-asian="normal" style:font-weight-complex="normal"/>
    </style:style>
    <style:style style:name="T40" style:family="text">
      <style:text-properties fo:font-weight="normal" officeooo:rsid="002580d6" style:font-weight-asian="normal" style:font-weight-complex="normal"/>
    </style:style>
    <style:style style:name="T41" style:family="text">
      <style:text-properties fo:font-weight="normal" officeooo:rsid="0025f3f3" style:font-weight-asian="normal" style:font-weight-complex="normal"/>
    </style:style>
    <style:style style:name="T42" style:family="text">
      <style:text-properties fo:font-weight="normal" officeooo:rsid="0069743c" style:font-weight-asian="normal" style:font-weight-complex="normal"/>
    </style:style>
    <style:style style:name="T43" style:family="text">
      <style:text-properties fo:font-weight="normal" officeooo:rsid="0074742b" style:font-weight-asian="normal" style:font-weight-complex="normal"/>
    </style:style>
    <style:style style:name="T44" style:family="text">
      <style:text-properties fo:font-weight="normal" officeooo:rsid="00924365" style:font-weight-asian="normal" style:font-weight-complex="normal"/>
    </style:style>
    <style:style style:name="T45" style:family="text">
      <style:text-properties fo:font-weight="normal" officeooo:rsid="00941f5e" style:font-weight-asian="normal" style:font-weight-complex="normal"/>
    </style:style>
    <style:style style:name="T46" style:family="text">
      <style:text-properties fo:font-size="14pt" fo:font-weight="normal" officeooo:rsid="002f498d" style:font-size-asian="14pt" style:font-weight-asian="normal" style:font-size-complex="14pt" style:font-weight-complex="normal"/>
    </style:style>
    <style:style style:name="T47" style:family="text">
      <style:text-properties fo:font-size="14pt" fo:font-weight="normal" officeooo:rsid="002fd833" style:font-size-asian="14pt" style:font-weight-asian="normal" style:font-size-complex="14pt" style:font-weight-complex="normal"/>
    </style:style>
    <style:style style:name="T48" style:family="text">
      <style:text-properties fo:font-size="14pt" fo:font-weight="bold" officeooo:rsid="002f498d" style:font-size-asian="14pt" style:font-weight-asian="bold" style:font-size-complex="14pt" style:font-weight-complex="bold"/>
    </style:style>
    <style:style style:name="T49" style:family="text">
      <style:text-properties officeooo:rsid="002dd057"/>
    </style:style>
    <style:style style:name="T50" style:family="text">
      <style:text-properties officeooo:rsid="002fd833"/>
    </style:style>
    <style:style style:name="T51" style:family="text">
      <style:text-properties officeooo:rsid="00376e93"/>
    </style:style>
    <style:style style:name="T52" style:family="text">
      <style:text-properties officeooo:rsid="00334763"/>
    </style:style>
    <style:style style:name="T53" style:family="text">
      <style:text-properties officeooo:rsid="0035c60e"/>
    </style:style>
    <style:style style:name="T54" style:family="text">
      <style:text-properties officeooo:rsid="003fea48"/>
    </style:style>
    <style:style style:name="T55" style:family="text">
      <style:text-properties fo:language="en" fo:country="US"/>
    </style:style>
    <style:style style:name="T56" style:family="text">
      <style:text-properties fo:font-weight="bold" style:font-weight-asian="bold" style:font-weight-complex="bold"/>
    </style:style>
    <style:style style:name="T57" style:family="text">
      <style:text-properties fo:font-weight="bold" officeooo:rsid="002769c8" style:font-weight-asian="bold" style:font-weight-complex="bold"/>
    </style:style>
    <style:style style:name="T58" style:family="text">
      <style:text-properties fo:font-weight="bold" officeooo:rsid="004b3ee9" style:font-weight-asian="bold" style:font-weight-complex="bold"/>
    </style:style>
    <style:style style:name="T59" style:family="text">
      <style:text-properties fo:font-weight="bold" officeooo:rsid="0053b9e0" style:font-weight-asian="bold" style:font-weight-complex="bold"/>
    </style:style>
    <style:style style:name="T60" style:family="text">
      <style:text-properties fo:font-weight="bold" officeooo:rsid="00589fbb" style:font-weight-asian="bold" style:font-weight-complex="bold"/>
    </style:style>
    <style:style style:name="T61" style:family="text">
      <style:text-properties fo:font-weight="bold" officeooo:rsid="005d8092" style:font-weight-asian="bold" style:font-weight-complex="bold"/>
    </style:style>
    <style:style style:name="T62" style:family="text">
      <style:text-properties fo:font-weight="bold" officeooo:rsid="006380fe" style:font-weight-asian="bold" style:font-weight-complex="bold"/>
    </style:style>
    <style:style style:name="T63" style:family="text">
      <style:text-properties fo:font-weight="bold" officeooo:rsid="0063c3e3" style:font-weight-asian="bold" style:font-weight-complex="bold"/>
    </style:style>
    <style:style style:name="T64" style:family="text">
      <style:text-properties fo:font-weight="bold" officeooo:rsid="0064bf9c" style:font-weight-asian="bold" style:font-weight-complex="bold"/>
    </style:style>
    <style:style style:name="T65" style:family="text">
      <style:text-properties fo:font-weight="bold" officeooo:rsid="0065d12f" style:font-weight-asian="bold" style:font-weight-complex="bold"/>
    </style:style>
    <style:style style:name="T66" style:family="text">
      <style:text-properties fo:font-weight="bold" officeooo:rsid="003dae8f" style:font-weight-asian="bold" style:font-weight-complex="bold"/>
    </style:style>
    <style:style style:name="T67" style:family="text">
      <style:text-properties fo:font-weight="bold" officeooo:rsid="0069743c" style:font-weight-asian="bold" style:font-weight-complex="bold"/>
    </style:style>
    <style:style style:name="T68" style:family="text">
      <style:text-properties fo:font-weight="bold" officeooo:rsid="006a0dbd" style:font-weight-asian="bold" style:font-weight-complex="bold"/>
    </style:style>
    <style:style style:name="T69" style:family="text">
      <style:text-properties fo:font-weight="bold" officeooo:rsid="00733b09" style:font-weight-asian="bold" style:font-weight-complex="bold"/>
    </style:style>
    <style:style style:name="T70" style:family="text">
      <style:text-properties fo:font-weight="bold" officeooo:rsid="00759a57" style:font-weight-asian="bold" style:font-weight-complex="bold"/>
    </style:style>
    <style:style style:name="T71" style:family="text">
      <style:text-properties fo:font-weight="bold" officeooo:rsid="007ca1c8" style:font-weight-asian="bold" style:font-weight-complex="bold"/>
    </style:style>
    <style:style style:name="T72" style:family="text">
      <style:text-properties fo:font-weight="bold" officeooo:rsid="007dc8bc" style:font-weight-asian="bold" style:font-weight-complex="bold"/>
    </style:style>
    <style:style style:name="T73" style:family="text">
      <style:text-properties fo:font-weight="bold" officeooo:rsid="007f83fb" style:font-weight-asian="bold" style:font-weight-complex="bold"/>
    </style:style>
    <style:style style:name="T74" style:family="text">
      <style:text-properties fo:font-weight="bold" officeooo:rsid="00805340" style:font-weight-asian="bold" style:font-weight-complex="bold"/>
    </style:style>
    <style:style style:name="T75" style:family="text">
      <style:text-properties fo:font-weight="bold" officeooo:rsid="00829de7" style:font-weight-asian="bold" style:font-weight-complex="bold"/>
    </style:style>
    <style:style style:name="T76" style:family="text">
      <style:text-properties fo:font-weight="bold" officeooo:rsid="00850e8d" style:font-weight-asian="bold" style:font-weight-complex="bold"/>
    </style:style>
    <style:style style:name="T77" style:family="text">
      <style:text-properties fo:font-weight="bold" officeooo:rsid="0086f8ff" style:font-weight-asian="bold" style:font-weight-complex="bold"/>
    </style:style>
    <style:style style:name="T78" style:family="text">
      <style:text-properties officeooo:rsid="004b3ee9"/>
    </style:style>
    <style:style style:name="T79" style:family="text">
      <style:text-properties officeooo:rsid="0051f241"/>
    </style:style>
    <style:style style:name="T80" style:family="text">
      <style:text-properties officeooo:rsid="006380fe"/>
    </style:style>
    <style:style style:name="T81" style:family="text">
      <style:text-properties officeooo:rsid="0069743c"/>
    </style:style>
    <style:style style:name="T82" style:family="text">
      <style:text-properties fo:font-style="italic" fo:font-weight="normal" officeooo:rsid="0069743c" style:font-weight-asian="normal" style:font-weight-complex="normal"/>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style:font-style-asian="italic" style:font-style-complex="italic"/>
    </style:style>
    <style:style style:name="T85" style:family="text">
      <style:text-properties officeooo:rsid="006a0dbd"/>
    </style:style>
    <style:style style:name="T86" style:family="text">
      <style:text-properties officeooo:rsid="00733b09"/>
    </style:style>
    <style:style style:name="T87" style:family="text">
      <style:text-properties officeooo:rsid="00759a57"/>
    </style:style>
    <style:style style:name="T88" style:family="text">
      <style:text-properties officeooo:rsid="007716ca"/>
    </style:style>
    <style:style style:name="T89" style:family="text">
      <style:text-properties officeooo:rsid="00779a95"/>
    </style:style>
    <style:style style:name="T90" style:family="text">
      <style:text-properties style:text-underline-style="solid" style:text-underline-width="auto" style:text-underline-color="font-color"/>
    </style:style>
    <style:style style:name="T91" style:family="text">
      <style:text-properties officeooo:rsid="0090c21a"/>
    </style:style>
    <style:style style:name="T92" style:family="text">
      <style:text-properties officeooo:rsid="009ab3c3"/>
    </style:style>
    <style:style style:name="T93" style:family="text">
      <style:text-properties officeooo:rsid="009b9a8d"/>
    </style:style>
    <style:style style:name="T94" style:family="text">
      <style:text-properties officeooo:rsid="009fbf5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tab/><text:tab/><text:tab/><text:tab/><text:tab/><text:tab/>Normi – OS</text:p>
      <text:p text:style-name="P73"/>
      <text:p text:style-name="P21">Introduction:</text:p>
      <text:p text:style-name="P66"><text:tab/></text:p>
      <text:p text:style-name="P65"><text:tab/><text:span text:style-name="T23">The NORMI-OS is <text:s/></text:span><text:span text:style-name="T36">GUI based Upgraded </text:span><text:span text:style-name="T37">linux based Operating system <text:s/>which can Impress normal people to use linux based OS</text:span></text:p>
      <text:p text:style-name="P6"><text:tab/>Linux can serve as the basis for nearly any type of IT initiative, including containers, cloud-native applications, and security. It’s at the core of some of the biggest industries and businesses in the world from knowledge-sharing websites like Wikipedia to the New York Stock Exchange to mobile devices running Android (which is a specific-use distribution of the Linux kernel with complimentary software). Linux has grown over the years to be the de facto standard for running highly available, reliable, and critical workloads in datacenters and cloud deployments. It has multiple use cases, distributions, target systems and devices, and capabilities all depending on your needs and workloads.</text:p>
      <text:p text:style-name="P20"/>
      <text:p text:style-name="P6"><text:tab/>Very easy. Almost every Linux distribution comes with a graphic-user interface (GUI) that makes point-and-click actions very easy. These GUIs revolutionized computing during the OS wars in the late 1970s by humanizing software making it more visual. More real. But at some point, you might need to ask the computer to do something outside the prepackaged bucket of actions a GUI can perform. At that point, you need to open up the command line the strips of code you see tech-savvy geniuses in TV and movies feverishly typing away at. But that Hollywood treatment makes the command line (a staple of open source OSs) seem like something impossible to master.</text:p>
      <text:p text:style-name="P20"/>
      <text:p text:style-name="P6"><text:tab/>The truth is, the command line is the most straightforward use of a computer. But there are some Linux distros like our latest release of Red Hat Enterprise Linux that make using open source OSs even easier.</text:p>
      <text:p text:style-name="P63"/>
      <text:p text:style-name="P63"/>
      <text:p text:style-name="P63"/>
      <text:p text:style-name="P63"/>
      <text:p text:style-name="P63"/>
      <text:p text:style-name="P63"/>
      <text:p text:style-name="P63"/>
      <text:p text:style-name="P63"/>
      <text:p text:style-name="P63"><text:soft-page-break/><text:span text:style-name="T1">Objectives:</text:span></text:p>
      <text:p text:style-name="P63"/>
      <text:p text:style-name="P43"><text:span text:style-name="T29"><text:tab/>To Develop a GUI based Upgraded </text:span><text:span text:style-name="T30">linux</text:span><text:span text:style-name="T28"> based Operating system named as </text:span><text:span text:style-name="T30">Normi-OS</text:span><text:span text:style-name="T28"> which can Impress normal people to use linux based OS.</text:span></text:p>
      <text:p text:style-name="P44"/>
      <text:p text:style-name="P17"/>
      <text:p text:style-name="P24">Abstract:</text:p>
      <text:p text:style-name="P23"/>
      <text:p text:style-name="P1"><text:span text:style-name="T10"><text:tab/>Linux <text:s/>is a family of open-source Unix-like operating systems based on the Linux kernel, an operating system kernel first released on September 17, 1991, by Linus Torvalds. Linux is typically packaged as a Linux distribution, which includes the kernel and supporting system software and libraries, many of which are provided by the GNU Project. Many Linux distributions use the word "Linux" in their name, but the Free Software Foundation uses the name "GNU/Linux" to emphasize the importance of GNU software, causing some controversy. Popular Linux distributions include Debian, Fedora Linux, and Ubuntu, the latter of which itself consists of many different distributions and modifications, including Lubuntu and Xubuntu. Commercial distributions include Red Hat Enterprise Linux and SUSE Linux Enterprise. Desktop Linux distributions include a windowing system such as X11 or Wayland, and a desktop environment such as GNOME or KDE Plasma. Distributions intended for servers may omit graphics altogether, or include a solution stack such as LAMP. Because Linux is freely redistributable, anyone may create a distribution for any purpose. Linux is the most secure operating system, It may take time for </text:span><text:span text:style-name="T18">people </text:span><text:span text:style-name="T10">to adapt. </text:span><text:span text:style-name="T31">GUI based Upgraded </text:span><text:span text:style-name="T32">linux based Operating system named as Normi-OS which can Impress normal people to use linux based OS. </text:span><text:span text:style-name="T11">This </text:span><text:span text:style-name="T12">OS</text:span><text:span text:style-name="T11"> includes the following modules : </text:span><text:span text:style-name="T33">Baseline Profile Files Module, </text:span><text:span text:style-name="T34">Buliding personal ISO Module, Multiple profile Building Module, Buliding Normi-OS ISO Module. </text:span><text:span text:style-name="T35">Each linux distro has its own purpose to fullfill the needs. For Normal people aka. Normi, Normi – OS come into play to fullfill all needs of all kind people.</text:span></text:p>
      <text:p text:style-name="P24"/>
      <text:p text:style-name="P24"/>
      <text:p text:style-name="P16"/>
      <text:p text:style-name="P16"/>
      <text:p text:style-name="P16"/>
      <text:p text:style-name="P16"/>
      <text:p text:style-name="P16"/>
      <text:p text:style-name="P16"><text:soft-page-break/></text:p>
      <text:p text:style-name="P16"><text:span text:style-name="T26">Problem De</text:span><text:span text:style-name="T27">scription</text:span><text:span text:style-name="T26">:</text:span></text:p>
      <text:p text:style-name="P19"><text:tab/><text:span text:style-name="T39">The Microsoft windows operating system </text:span><text:span text:style-name="T43">has following disavantages like </text:span><text:span text:style-name="T39"><text:s/>vulnerable to security threats. One such is the attack from hackers. Cybercriminals often target Windows OS due to its high popularity. Which is one of the reasons why Windows is poor when it comes to security.</text:span><text:span text:style-name="T43">It requires very demanding system resources compared to other operating systems. You cannot run current version of windows on an older machine which was built 10 years ago.Its Majority of these applications include a fee (Either one time payment or subscription on a regular basis). Eventually, you will end up spending money on each and every software.</text:span><text:span text:style-name="T40"> To fix above mentioned swithing to linux was the only solution which is Linux is an open source operating system. A Linux distribution[a] (often abbreviated as distro) is an operating system made from a software collection that includes the Linux kernel, and often a package management system. Linux users usually obtain their operating system by downloading one of the Linux distributions, which are available for a wide variety of systems ranging from embedded devices (for example, OpenWrt) and personal computers (for example, Linux Mint) to powerful supercomputers (for example, Rocks Cluster Distribution). </text:span><text:span text:style-name="T39">The linux distributions are quite complex by theory, In practical its not true. </text:span><text:span text:style-name="T41">This project helps people swi</text:span><text:span text:style-name="T45">t</text:span><text:span text:style-name="T41">ch to linux easily by making suitable OS for their need of use.</text:span></text:p>
      <text:p text:style-name="P5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
      <text:p text:style-name="P69"/>
      <text:p text:style-name="P69"/>
      <text:p text:style-name="P69"/>
      <text:p text:style-name="P69"><text:soft-page-break/></text:p>
      <text:p text:style-name="P69"><text:span text:style-name="T7">Literature </text:span><text:span text:style-name="T8">Servey </text:span><text:span text:style-name="T7">:</text:span></text:p>
      <text:p text:style-name="P58"/>
      <text:p text:style-name="P41">Existing System:</text:p>
      <text:p text:style-name="P42">Microsoft Windows [4] :</text:p>
      <text:p text:style-name="P64"><text:span text:style-name="T1"><text:tab/></text:span><text:span text:style-name="T22">Windows is a group of several proprietary graphical operating system families developed and marketed by Microsoft. Each family caters to a certain sector of the computing industry. Windows is the most popular desktop operating system in the world, with 75% market share as of April 2022, according to StatCounter. However, Windows is not the most used operating system when including both mobile and desktop OSes, due to Android's massive growth.</text:span></text:p>
      <text:p text:style-name="P62"/>
      <text:p text:style-name="P30">Advantages:</text:p>
      <text:list text:style-name="L1">
        <text:list-item>
          <text:p text:style-name="P89">Beginner-friendly.</text:p>
        </text:list-item>
        <text:list-item>
          <text:p text:style-name="P89">Pre-installed on many devices</text:p>
        </text:list-item>
      </text:list>
      <text:p text:style-name="P30"/>
      <text:p text:style-name="P30">Disadvantages:</text:p>
      <text:list text:style-name="L2">
        <text:list-item>
          <text:p text:style-name="P90">Less secure than Linux.</text:p>
        </text:list-item>
        <text:list-item>
          <text:p text:style-name="P90">Proprietary software.</text:p>
        </text:list-item>
        <text:list-item>
          <text:p text:style-name="P90">Can slow down over time.</text:p>
        </text:list-item>
        <text:list-item>
          <text:p text:style-name="P90">Can have bugs and reliability issues.</text:p>
        </text:list-item>
        <text:list-item>
          <text:p text:style-name="P90">Must be purchased.</text:p>
        </text:list-item>
        <text:list-item>
          <text:p text:style-name="P90">Subject to vulnerabilities.</text:p>
        </text:list-item>
        <text:list-item>
          <text:p text:style-name="P90">Does have data collection, though it can be turned off.</text:p>
        </text:list-item>
        <text:list-item>
          <text:p text:style-name="P91">Ads in <text:span text:style-name="T49">Windows</text:span> Search.</text:p>
        </text:list-item>
      </text:list>
      <text:p text:style-name="P62"/>
      <text:p text:style-name="P62"/>
      <text:p text:style-name="P62"/>
      <text:p text:style-name="P62"/>
      <text:p text:style-name="P62"/>
      <text:p text:style-name="P15"/>
      <text:p text:style-name="P15"/>
      <text:p text:style-name="P15"/>
      <text:p text:style-name="P15"/>
      <text:p text:style-name="P15"/>
      <text:p text:style-name="P15"/>
      <text:p text:style-name="P15"><text:soft-page-break/></text:p>
      <text:p text:style-name="P82">Cononical’s : Ubuntu [5] : </text:p>
      <text:p text:style-name="P25"><text:tab/><text:span text:style-name="T38">Ubuntu is a Linux distribution based on Debian and composed mostly of free and open-source software. Ubuntu is officially released in three editions: Desktop, Server, and Core for Internet of things devices and robots. All of the editions can run on a computer alone, or in a virtual machine. Ubuntu is a popular operating system for cloud computing, with support for OpenStack. Ubuntu's default desktop changed back from the in-house Unity to GNOME after nearly 6.5 years in 2017 upon the release of version 17.10. Ubuntu is released every six months, with long-term support (LTS) releases every two years. As of October 2022, the most-recent release is 22.10 ("Kinetic Kudu"), and the current long-term support release is 22.04 ("Jammy Jellyfish"). </text:span></text:p>
      <text:p text:style-name="P5">Ubuntu is developed by British company Canonical, and a community of other developers, under a meritocratic governance model. Canonical provides security updates and support for each Ubuntu release, starting from the release date and until the release reaches its designated end-of-life (EOL) date. Canonical generates revenue through the sale of premium services related to Ubuntu and donations from those who download the Ubuntu software.</text:p>
      <text:p text:style-name="P26">Advantages:</text:p>
      <text:list text:style-name="L3">
        <text:list-item>
          <text:p text:style-name="P83"><text:s/><text:span text:style-name="T38">Free Operating System for Personal and Enterprise Computing.</text:span></text:p>
        </text:list-item>
        <text:list-item>
          <text:p text:style-name="P93">A Well-Rounded Operating System for Desktop Computing.</text:p>
        </text:list-item>
      </text:list>
      <text:p text:style-name="P26">Disadvantages:</text:p>
      <text:list xml:id="list848835765" text:style-name="L4">
        <text:list-item>
          <text:p text:style-name="P92">Limited Functionality Due to Limited Applications.</text:p>
        </text:list-item>
        <text:list-item>
          <text:p text:style-name="P94">Designed for specific use case.</text:p>
        </text:list-item>
        <text:list-item>
          <text:p text:style-name="P94">Issues About Commercialization Versus Open Source.</text:p>
        </text:list-item>
        <text:list-item>
          <text:p text:style-name="P94">Few customizations.</text:p>
        </text:list-item>
        <text:list-item>
          <text:p text:style-name="P114"><text:span text:style-name="Strong_20_Emphasis"><text:span text:style-name="T25">Not responsive community.</text:span></text:span></text:p>
        </text:list-item>
      </text:list>
      <text:p text:style-name="P67"/>
      <text:p text:style-name="P67"/>
      <text:p text:style-name="P67"/>
      <text:p text:style-name="P31"/>
      <text:p text:style-name="P31"/>
      <text:p text:style-name="P31"/>
      <text:p text:style-name="P31"/>
      <text:p text:style-name="P31"/>
      <text:p text:style-name="P31"/>
      <text:p text:style-name="P31"/>
      <text:p text:style-name="P31"><text:soft-page-break/></text:p>
      <text:p text:style-name="P31">Garuda Linux <text:span text:style-name="T50">[6] </text:span>:</text:p>
      <text:p text:style-name="P57"><text:span text:style-name="T48"><text:tab/></text:span><text:span text:style-name="T46">Garuda Linux is a Linux distribution based on the Arch Linux operating system. Garuda Linux is available in wide range of popular Linux desktop environments, including modified versions of the KDE Plasma 5 desktop environment. It features a rolling release update model using Pacman as its package manager. The term Garuda, which originates from Hinduism, is defined as a divine eagle-like sun bird and the king of birds. Garuda Linux installation process is done with Calamares, a graphical installer. The rolling release model means that the user does not need to upgrade/reinstall the whole operating system to keep it up-to-date inline with the latest release. Garuda Linux uses systemd as its init software. Package management is handled by Pacman via command line, and front-end UI package manager tools such as the pre-installed Pamac. It can be configured as either a stable system (default) or bleeding edge in line with Arch. Garuda Linux includes colorized UI which comes in various options, with the option to further customize the user preferences. </text:span><text:span text:style-name="T47">Provides Garuda KDE Dragonized Gaming edition.</text:span></text:p>
      <text:p text:style-name="P34"/>
      <text:p text:style-name="P33">Advantages:</text:p>
      <text:list xml:id="list25330579532771" text:continue-numbering="true" text:style-name="L4">
        <text:list-item>
          <text:p text:style-name="P95">Easy installation with Calamares installer.</text:p>
        </text:list-item>
        <text:list-item>
          <text:p text:style-name="P95">Automatic snapshots accessible from GRUB.</text:p>
        </text:list-item>
      </text:list>
      <text:p text:style-name="P33">Disadvantages:</text:p>
      <text:list xml:id="list25330700069537" text:continue-numbering="true" text:style-name="L4">
        <text:list-item>
          <text:p text:style-name="P95">Designed for specific use case.</text:p>
        </text:list-item>
        <text:list-item>
          <text:p text:style-name="P97">Need more resources to run.</text:p>
        </text:list-item>
        <text:list-item>
          <text:p text:style-name="P97">Need more Hard Disk space.</text:p>
        </text:list-item>
      </text:list>
      <text:p text:style-name="P67"/>
      <text:p text:style-name="P67"/>
      <text:p text:style-name="P67"/>
      <text:p text:style-name="P67"/>
      <text:p text:style-name="P67"/>
      <text:p text:style-name="P61"/>
      <text:p text:style-name="P61"/>
      <text:p text:style-name="P61"/>
      <text:p text:style-name="P61"/>
      <text:p text:style-name="P61"/>
      <text:p text:style-name="P61"/>
      <text:p text:style-name="P61"/>
      <text:p text:style-name="P61"><text:soft-page-break/></text:p>
      <text:p text:style-name="P61"><text:span text:style-name="T4">BlackArch[</text:span><text:span text:style-name="T5">6</text:span><text:span text:style-name="T4">]:</text:span></text:p>
      <text:p text:style-name="P60"><text:tab/><text:span text:style-name="T24">BlackArch is a penetration testing distribution based on Arch Linux that provides a large amount of cyber security tools. It is an open-source distro created specially for penetration testers and security researchers. The repository contains more than 2800 tools that can be installed individually or in groups. BlackArch Linux is compatible with existing Arch Linux installs. BlackArch is similar in usage to both Parrot OS and Kali Linux when fully installed, with a major difference being BlackArch is based on Arch Linux instead of Debian. BlackArch only provides the Xfce desktop environment in the "Slim ISO" but provides multiple preconfigured Window Managers in the "Full ISO". Similar to Kali Linux and Parrot OS, BlackArch can be burned to an ISO image and run as a live system. BlackArch can also be installed as an unofficial user repository on any current Arch Linux installation.</text:span></text:p>
      <text:p text:style-name="P60"/>
      <text:p text:style-name="P35">Advantages:</text:p>
      <text:list xml:id="list25329671798546" text:continue-numbering="true" text:style-name="L4">
        <text:list-item>
          <text:p text:style-name="P96"><text:span text:style-name="T51">Most s</text:span><text:span text:style-name="T94">c</text:span><text:span text:style-name="T51">ure linux distribution</text:span><text:span text:style-name="T52">.</text:span></text:p>
        </text:list-item>
        <text:list-item>
          <text:p text:style-name="P98"><text:span text:style-name="T52">D</text:span>esigned to audit security.</text:p>
        </text:list-item>
        <text:list-item>
          <text:p text:style-name="P98">Best for penetration testing.</text:p>
        </text:list-item>
      </text:list>
      <text:p text:style-name="P32">Disadvantages:</text:p>
      <text:list xml:id="list25330245755676" text:continue-numbering="true" text:style-name="L4">
        <text:list-item>
          <text:p text:style-name="P99">Designed for specific use case.</text:p>
        </text:list-item>
        <text:list-item>
          <text:p text:style-name="P100"><text:span text:style-name="T52">O</text:span>nly <text:span text:style-name="T53">f</text:span>or <text:span text:style-name="T53">a</text:span>dvanced <text:span text:style-name="T53">u</text:span>ser.</text:p>
        </text:list-item>
      </text:list>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text:span text:style-name="T3">Requirement </text:span><text:span text:style-name="T2">Specifications:</text:span></text:p>
      <text:p text:style-name="P68"/>
      <text:p text:style-name="P70">Hardware Requirements:</text:p>
      <text:p text:style-name="P71"><text:s text:c="9"/>Processor <text:s text:c="4"/>: Minimum 2Ghz Processor.</text:p>
      <text:p text:style-name="P71"><text:s text:c="9"/>RAM <text:s text:c="11"/>: Minimum 2.00GB &amp; Recommended 4. GB</text:p>
      <text:p text:style-name="P71"><text:s text:c="9"/>Hard Disk <text:s text:c="3"/>: Minimum 15 GB .</text:p>
      <text:p text:style-name="P71"><text:s text:c="9"/>Graphics <text:s text:c="5"/>: HD Graphics Card.</text:p>
      <text:p text:style-name="P71"><text:s text:c="9"/>Monitor.</text:p>
      <text:p text:style-name="P71"><text:s text:c="9"/>Mouse.</text:p>
      <text:p text:style-name="P71"><text:s text:c="9"/>Keyboard.</text:p>
      <text:p text:style-name="P71"/>
      <text:p text:style-name="P28">Modules in Details:</text:p>
      <text:p text:style-name="P28"><text:tab/><text:span text:style-name="T38">The Modules in Normi-OS are:</text:span></text:p>
      <text:list text:style-name="L5">
        <text:list-item>
          <text:p text:style-name="P101"><text:span text:style-name="T54">Basic</text:span> Profile,<text:span text:style-name="T87"> </text:span><text:span text:style-name="T88">ISO </text:span><text:span text:style-name="T87">Build</text:span><text:span text:style-name="T88">ing</text:span><text:span text:style-name="T87"> </text:span><text:span text:style-name="T89">and </text:span><text:span text:style-name="T81">Testing </text:span><text:span text:style-name="T88">Module</text:span>.</text:p>
        </text:list-item>
        <text:list-item>
          <text:p text:style-name="P101">Personal profile and Personal ISO Building <text:span text:style-name="T89">and</text:span> <text:span text:style-name="T89">Testing </text:span>Module.</text:p>
        </text:list-item>
        <text:list-item>
          <text:p text:style-name="P101">Multiple profile<text:span text:style-name="T54">s</text:span> Module.</text:p>
        </text:list-item>
        <text:list-item>
          <text:p text:style-name="P101">Normi-OS ISO <text:span text:style-name="T89">Building and Testing</text:span> Module.</text:p>
        </text:list-item>
      </text:list>
      <text:p text:style-name="P36"/>
      <text:p text:style-name="P27"><text:span text:style-name="T81">1. </text:span><text:span text:style-name="T54">Basic</text:span> Profile <text:s/><text:span text:style-name="T80">[</text:span><text:a xlink:type="simple" xlink:href="https://gitlab.archlinux.org/archlinux/archiso/-/blob/master/docs/README.profile.rst" text:style-name="Internet_20_link" text:visited-style-name="Visited_20_Internet_20_Link"><text:span text:style-name="T80">7</text:span></text:a><text:span text:style-name="T80">],</text:span><text:span text:style-name="T87"> </text:span><text:span text:style-name="T88">ISO </text:span><text:span text:style-name="T87">Build and </text:span><text:span text:style-name="T81">Testing </text:span><text:span text:style-name="T91">Module </text:span>:</text:p>
      <text:p text:style-name="P29"><text:span text:style-name="T81">1.1 </text:span><text:span text:style-name="T54">Basic</text:span> Profile :</text:p>
      <text:p text:style-name="P51">An <text:span text:style-name="T92">Basic</text:span> profile consists of several configuration files and a directory for files to be added to the resulting image.</text:p>
      <text:p text:style-name="P14"><text:bookmark text:name="Profile_structure"/><text:span text:style-name="T81">1.1.1 </text:span>Profile structure:</text:p>
      <text:p text:style-name="P14"><text:tab/> <text:span text:style-name="T55">profile/</text:span></text:p>
      <text:p text:style-name="P8"><text:tab/>├── <text:span text:style-name="T56">airootfs/</text:span></text:p>
      <text:p text:style-name="P8"><text:tab/>├── <text:span text:style-name="T56">efiboot/</text:span></text:p>
      <text:p text:style-name="P8"><text:tab/>├── <text:span text:style-name="T56">syslinux/</text:span></text:p>
      <text:p text:style-name="P8"><text:tab/>├── <text:span text:style-name="T56">grub/</text:span></text:p>
      <text:p text:style-name="P8"><text:tab/>├── <text:span text:style-name="T56">bootstrap_packages.arch</text:span></text:p>
      <text:p text:style-name="P8"><text:tab/>├── <text:span text:style-name="T56">packages.arch</text:span></text:p>
      <text:p text:style-name="P8"><text:tab/>├── <text:span text:style-name="T56">pacman.conf</text:span></text:p>
      <text:p text:style-name="P8"><text:tab/>└── <text:span text:style-name="T56">profiledef.sh</text:span></text:p>
      <text:p text:style-name="P7">The required files and directories are explained in the following sections.</text:p>
      <text:p text:style-name="P2"/>
      <text:p text:style-name="P72"><text:tab/><text:tab/></text:p>
      <text:p text:style-name="P37"><text:soft-page-break/></text:p>
      <text:p text:style-name="P37"/>
      <text:p text:style-name="P50"><text:span text:style-name="T67">1.1.1.1 </text:span><text:span text:style-name="T57">profiledef.sh</text:span></text:p>
      <text:p text:style-name="P45">This file describes several attributes of the resulting image and is a place for customization to the general behavior of the image.</text:p>
      <text:p text:style-name="P45">The image file is constructed from some of the variables in <text:span text:style-name="T56">profiledef.sh</text:span>: <text:span text:style-name="T56">&lt;iso_name&gt;-&lt;iso_version&gt;-&lt;ar ch&gt;.iso</text:span></text:p>
      <text:p text:style-name="P45">(e.g. <text:span text:style-name="T56">archlinux-202010-x86_64.iso</text:span>).</text:p>
      <text:p text:style-name="P45">* <text:span text:style-name="T56">iso_name</text:span> : The first part of the name of the resulting image (defaults to ``mkarchiso``)</text:p>
      <text:p text:style-name="P45">* <text:span text:style-name="T56">iso_label </text:span>: The ISO's volume label (defaults to ``MKARCHISO``)</text:p>
      <text:p text:style-name="P45">* <text:span text:style-name="T56">iso_publisher </text:span>: A free-form string that states the publisher of the resulting image (defaults to <text:span text:style-name="T56">mkarchiso</text:span>)</text:p>
      <text:p text:style-name="P45">* <text:span text:style-name="T56">iso_application </text:span>: A free-form string that states the application (i.e. its use-case) of the resulting image (defaults</text:p>
      <text:p text:style-name="P45"><text:s text:c="2"/>to <text:span text:style-name="T56">mkarchiso iso </text:span>)</text:p>
      <text:p text:style-name="P45">* <text:span text:style-name="T56">iso_version </text:span>: A string that states the version of the resulting image (defaults to <text:span text:style-name="T56">""</text:span>)</text:p>
      <text:p text:style-name="P45">* <text:span text:style-name="T56">install_dir </text:span>: A string (maximum eight characters long, which <text:span text:style-name="T56">mus</text:span><text:span text:style-name="T58">t</text:span> consist of <text:span text:style-name="T56">[a-z0-9] </text:span>) that states the</text:p>
      <text:p text:style-name="P45"><text:s text:c="2"/>directory on the resulting image into which all files will be installed (defaults to <text:span text:style-name="T56">mkarchiso</text:span>)</text:p>
      <text:p text:style-name="P45">* <text:span text:style-name="T56">buildmodes </text:span>: An optional list of strings, that state the build modes that the profile uses. Only the following ar<text:span text:style-name="T78">e </text:span>understood:</text:p>
      <text:p text:style-name="P45"><text:s text:c="2"/>- <text:s/><text:span text:style-name="T56">bootstrap </text:span>: Build a compressed file containing a minimal system to bootstrap from</text:p>
      <text:p text:style-name="P45"><text:s text:c="2"/>- <text:s/><text:span text:style-name="T56">iso </text:span>: Build a bootable ISO image (implicit default, if no ``buildmodes`` are set)</text:p>
      <text:p text:style-name="P45"><text:s text:c="2"/>- <text:span text:style-name="T56">netboot </text:span>: Build artifacts required for netboot using iPXE</text:p>
      <text:p text:style-name="P45">* <text:span text:style-name="T56">bootmodes</text:span> : A list of strings, that state the supported boot modes of the resulting image. Only the following ar<text:span text:style-name="T78">e </text:span>understood:</text:p>
      <text:p text:style-name="P45"><text:s text:c="2"/>- <text:span text:style-name="T56">bios.syslinux.mbr </text:span>: Syslinux for x86 BIOS booting from a disk</text:p>
      <text:p text:style-name="P45"><text:s text:c="2"/>- <text:span text:style-name="T56">bios.syslinux.eltorito </text:span>: Syslinux for x86 BIOS booting from an optical disc</text:p>
      <text:p text:style-name="P45"><text:s text:c="2"/>- <text:span text:style-name="T56">uefi-ia32.grub.esp</text:span> : GRUB for IA32 UEFI booting from a disk</text:p>
      <text:p text:style-name="P45"><text:s text:c="2"/>- <text:span text:style-name="T56">uefi-ia32.grub.eltorito </text:span>: GRUB for IA32 UEFI booting from an optical disc</text:p>
      <text:p text:style-name="P45"><text:s text:c="2"/>- <text:span text:style-name="T56">uefi-x64.grub.esp</text:span> : GRUB for x86_64 UEFI booting from a disk</text:p>
      <text:p text:style-name="P45"><text:s text:c="2"/>- <text:span text:style-name="T56">uefi-x64.grub.eltorito </text:span>: GRUB for x86_64 UEFI booting from an optical disc</text:p>
      <text:p text:style-name="P45"><text:s text:c="2"/>- <text:span text:style-name="T56">uefi-x64.systemd-boot.esp </text:span>: systemd-boot for x86_64 UEFI booting from a disk</text:p>
      <text:p text:style-name="P45"><text:s/>- <text:span text:style-name="T56">uefi-x64.systemd-boot.eltorito </text:span>: systemd-boot for x86_64 UEFI booting from an optical disc</text:p>
      <text:p text:style-name="P45"><text:soft-page-break/><text:s text:c="4"/>Note that BIOS El Torito boot mode must always be listed before UEFI El Torito boot mode.</text:p>
      <text:p text:style-name="P45">* <text:span text:style-name="T56">arch </text:span>: The architecture (e.g. <text:span text:style-name="T56">x86_64 </text:span>) to build the image for. This is also used to resolve the name of the packages</text:p>
      <text:p text:style-name="P45"><text:s text:c="2"/>file (e.g. <text:span text:style-name="T56">packages.x86_64</text:span> )</text:p>
      <text:p text:style-name="P45">* <text:span text:style-name="T56">pacman_conf</text:span> : The <text:span text:style-name="T56">pacman.conf</text:span> to use to install packages to the work directory when creating the image (defaults to</text:p>
      <text:p text:style-name="P45"><text:s text:c="2"/>the host's <text:span text:style-name="T56">/etc/pacman.conf</text:span>)</text:p>
      <text:p text:style-name="P45">* <text:span text:style-name="T56">airootfs_image_type </text:span>: The image type to create. The following options are understood (defaults to <text:span text:style-name="T56">squashfs </text:span>):</text:p>
      <text:p text:style-name="P45"><text:s text:c="2"/>- <text:span text:style-name="T56">squashfs </text:span>: Create a squashfs image directly from the airootfs work directory</text:p>
      <text:p text:style-name="P45"><text:s text:c="2"/>- <text:span text:style-name="T56">ext4+squashfs </text:span>: Create an ext4 partition, copy the airootfs work directory to it and create a squashfs image from it</text:p>
      <text:p text:style-name="P45"><text:s text:c="2"/>- <text:span text:style-name="T56">erofs </text:span>: Create an EROFS image for the airootfs work directory</text:p>
      <text:p text:style-name="P45">* <text:span text:style-name="T56">airootfs_image_tool_options </text:span>: An array of options to pass to the tool to create the airootfs image. <text:span text:style-name="T56">mksquashfs</text:span> an<text:span text:style-name="T79">d </text:span><text:span text:style-name="T56">mkfs.erofs</text:span> are supported. See <text:span text:style-name="T56">mksquashfs --help</text:span> or <text:span text:style-name="T56">mkfs.erofs --help</text:span> for all possible options</text:p>
      <text:p text:style-name="P45">* <text:span text:style-name="T56">file_permissions </text:span>: An associative array that lists files and/or directories who need specific ownership or permissions. The array's keys contain the path and the value is a colon separated list of owner UID, owner GID and access mode. E.g. <text:span text:style-name="T56">file_permissions=(["/etc/shadow"]="0:0:400")</text:span>. When directories are listed with a trailing backslash (<text:span text:style-name="T56">/</text:span>) <text:span text:style-name="T56">all</text:span> files and directories contained within the listed directory will have the same owner UID, owner GID, and access mode applied recursively.</text:p>
      <text:p text:style-name="P45"/>
      <text:p text:style-name="P18"><text:span text:style-name="T81">1.1.1.2 </text:span>bootstrap_packages.arch</text:p>
      <text:p text:style-name="P45">All packages to be installed into the environment of a bootstrap image have to be listed in an architecture specific</text:p>
      <text:p text:style-name="P45">file (e.g. <text:span text:style-name="T56">bootstrap_packages.x86_64 </text:span>), which resides top-level in the profile.</text:p>
      <text:p text:style-name="P45">Packages have to be listed one per line. Lines starting with a <text:span text:style-name="T56">#</text:span> and blank lines are ignored.</text:p>
      <text:p text:style-name="P45">This file is required when generating bootstrap images using the <text:span text:style-name="T56">bootstrap</text:span> build mode.</text:p>
      <text:p text:style-name="P45"/>
      <text:p text:style-name="P49"/>
      <text:p text:style-name="P49"/>
      <text:p text:style-name="P49"><text:span text:style-name="T67"/></text:p>
      <text:p text:style-name="P49"><text:span text:style-name="T67"/></text:p>
      <text:p text:style-name="P49"><text:soft-page-break/><text:span text:style-name="T67">1.1.1.3 </text:span><text:span text:style-name="T56">packages.arch</text:span></text:p>
      <text:p text:style-name="P45">All packages to be installed into the environment of an ISO image have to be listed in an architecture specific file</text:p>
      <text:p text:style-name="P45">(e.g. <text:span text:style-name="T56">packages.x86_64</text:span> ), which resides top-level in the profile.</text:p>
      <text:p text:style-name="P45"/>
      <text:p text:style-name="P45">Packages have to be listed one per line. Lines starting with a <text:span text:style-name="T56">#</text:span> and blank lines are ignored.</text:p>
      <text:p text:style-name="P45">This file is required when generating ISO images using the ``iso`` or ``netboot`` build modes.</text:p>
      <text:p text:style-name="P45"/>
      <text:p text:style-name="P49"><text:span text:style-name="T67">1.1.1.4 </text:span><text:span text:style-name="T56">pacman.conf</text:span></text:p>
      <text:p text:style-name="P45">A configuration for pacman is required per profile.</text:p>
      <text:p text:style-name="P45">Some configuration options will not be used or will be modified:</text:p>
      <text:p text:style-name="P45">* <text:span text:style-name="T56">CacheDir </text:span>: the profile's option is <text:span text:style-name="T56">only</text:span> used if it is not the default (i.e. <text:span text:style-name="T56">/var/cache/pacman/pkg </text:span>) and if it is</text:p>
      <text:p text:style-name="P45"><text:s text:c="2"/>not the same as the system's option. In all other cases the system's pacman cache is used.</text:p>
      <text:p text:style-name="P45">* <text:span text:style-name="T56">HookDir </text:span>: it is <text:span text:style-name="T56">always </text:span>set to the <text:span text:style-name="T56">/etc/pacman.d/hooks</text:span> directory in the work directory's airootfs to allow modification via the profile and ensure interoparability with hosts using dracut (see <text:span text:style-name="T56">#73 </text:span><text:span text:style-name="T59">[</text:span><text:a xlink:type="simple" xlink:href="https://gitlab.archlinux.org/archlinux/archiso/-/issues/73" text:style-name="Internet_20_link" text:visited-style-name="Visited_20_Internet_20_Link"><text:span text:style-name="T62">8</text:span></text:a><text:span text:style-name="T59">]</text:span>)</text:p>
      <text:p text:style-name="P46">* <text:span text:style-name="T56">RootDir </text:span>: it is <text:span text:style-name="T56">always </text:span>removed, as setting it explicitely otherwise refers to the host's root filesystem (see <text:span text:style-name="T56">man 8 pacman</text:span> for further information on the <text:span text:style-name="T56">-r</text:span> option used by <text:span text:style-name="T56">pacstrap</text:span>)</text:p>
      <text:p text:style-name="P45">* <text:span text:style-name="T56">LogFile </text:span>: it is <text:span text:style-name="T56">always</text:span> removed, as setting it explicitely otherwise refers to the host's pacman log file (see <text:span text:style-name="T56">man 8 pacman</text:span> for further information on the <text:span text:style-name="T56">-r</text:span> option used by <text:span text:style-name="T56">pacstrap</text:span>)</text:p>
      <text:p text:style-name="P47">* <text:span text:style-name="T56">DBPath </text:span>: it is <text:span text:style-name="T56">always</text:span> removed, as setting it explicitely otherwise refers to the host's pacman database (see <text:span text:style-name="T56">man 8 pacman</text:span> for further information on the <text:span text:style-name="T56">-r</text:span> option used by <text:span text:style-name="T56">pacstrap</text:span>)</text:p>
      <text:p text:style-name="P45"/>
      <text:p text:style-name="P49"><text:span text:style-name="T67">1.1.1.5 </text:span><text:span text:style-name="T56">airootfs</text:span></text:p>
      <text:p text:style-name="P45">This optional directory may contain files and directories that will be copied to the work directory of the resulting image's root filesystem. The files are copied before packages are being installed to work directory location. Ownership and permissions of files and directories from the profile's <text:span text:style-name="T56">airootfs</text:span> directory are not preserved. The mode will be <text:span text:style-name="T56">644</text:span> <text:soft-page-break/>for files and <text:span text:style-name="T56">755</text:span> for directories, all of them will be owned by root. To set custom ownership and/or permissions, use <text:span text:style-name="T56">file_permissions</text:span> in <text:span text:style-name="T56">profiledef.sh</text:span>.</text:p>
      <text:p text:style-name="P45">With this overlay structure it is possible to e.g. create users and set passwords for them, by providing <text:span text:style-name="T56">airootfs/etc/passwd </text:span>, <text:span text:style-name="T60">a</text:span><text:span text:style-name="T56">irootfs/etc/shadow</text:span>, <text:span text:style-name="T56">airootfs/etc/gshadow</text:span> (see <text:span text:style-name="T56">man 5 passwd</text:span>, <text:span text:style-name="T56">man 5 shadow</text:span> and <text:span text:style-name="T56">man 5 gshadow</text:span> respectively). If user home directories exist in the profile's <text:span text:style-name="T56">airootfs</text:span>, their ownership and (and top-level) permissions will be altered according to the provided information in the password file.</text:p>
      <text:p text:style-name="P45"/>
      <text:p text:style-name="P49"><text:span text:style-name="T67">1.1.1.6 </text:span><text:span text:style-name="T56">Boot loader configuration</text:span></text:p>
      <text:p text:style-name="P45">A profile may contain configuration for several boot loaders. These reside in specific top-level directories, which are</text:p>
      <text:p text:style-name="P45">explained in the following subsections.</text:p>
      <text:p text:style-name="P45">The following <text:span text:style-name="T56">custom template identifiers</text:span> are understood and will be replaced according to the assignments of the</text:p>
      <text:p text:style-name="P45">respective variables in ``profiledef.sh``:</text:p>
      <text:p text:style-name="P45">* <text:span text:style-name="T56">%ARCHISO_LABEL% </text:span>: Set this using the <text:span text:style-name="T56">iso_label</text:span> variable in <text:span text:style-name="T56">profiledef.sh</text:span>.</text:p>
      <text:p text:style-name="P45">* <text:span text:style-name="T56">%INSTALL_DIR%</text:span> : Set this using the <text:span text:style-name="T56">install_dir</text:span> variable in <text:span text:style-name="T56">profiledef.sh</text:span>.</text:p>
      <text:p text:style-name="P45">* <text:span text:style-name="T56">%ARCH% </text:span>: Set this using the <text:span text:style-name="T56">arch</text:span> variable in <text:span text:style-name="T56">profiledef.sh</text:span>.</text:p>
      <text:p text:style-name="P45"/>
      <text:p text:style-name="P49"><text:span text:style-name="T67">1.1.1.7 </text:span><text:span text:style-name="T56">efiboot</text:span></text:p>
      <text:p text:style-name="P48">This directory is mandatory when the <text:span text:style-name="T56">uefi-x64.systemd-boot.esp</text:span> or <text:span text:style-name="T56">uefi-x64.systemd-boot.eltorito</text:span> bootmodes are selected in <text:span text:style-name="T56">profiledef.sh </text:span>. It contains configuration for <text:span text:style-name="T56">systemd-boot </text:span><text:span text:style-name="T61">[</text:span><text:a xlink:type="simple" xlink:href="https://www.freedesktop.org/wiki/Software/systemd/systemd-boot" text:style-name="Internet_20_link" text:visited-style-name="Visited_20_Internet_20_Link"><text:span text:style-name="T62">9</text:span></text:a><text:span text:style-name="T61">]</text:span>. </text:p>
      <text:p text:style-name="P54">The <text:span text:style-name="T56">custom template identifiers</text:span> are <text:span text:style-name="T56">only</text:span> understood in the boot loader entry `.conf` files (i.e. <text:span text:style-name="T56">not</text:span> in <text:span text:style-name="T56">loader.conf</text:span>).</text:p>
      <text:p text:style-name="P45"/>
      <text:p text:style-name="P49"><text:span text:style-name="T67">1.1.1.8 </text:span><text:span text:style-name="T56">syslinux</text:span></text:p>
      <text:p text:style-name="P45">This directory is mandatory when the <text:span text:style-name="T56">bios.syslinux.mbr</text:span> or the <text:span text:style-name="T56">bios.syslinux.eltorito</text:span> bootmodes are selected in <text:span text:style-name="T56">profiledef.sh</text:span>. It contains configuration files for <text:span text:style-name="T56">syslinux</text:span><text:span text:style-name="T63">[</text:span><text:a xlink:type="simple" xlink:href="https://wiki.syslinux.org/wiki/index.php?title=SYSLINUX" text:style-name="Internet_20_link" text:visited-style-name="Visited_20_Internet_20_Link"><text:span text:style-name="T63">10</text:span></text:a><text:span text:style-name="T63">],</text:span> or <text:span text:style-name="T56">isolinux</text:span><text:span text:style-name="T63">[</text:span><text:a xlink:type="simple" xlink:href="https://wiki.syslinux.org/wiki/index.php?title=ISOLINUX" text:style-name="Internet_20_link" text:visited-style-name="Visited_20_Internet_20_Link"><text:span text:style-name="T63">11</text:span></text:a><text:span text:style-name="T63">]</text:span>, or <text:span text:style-name="T56">pxelinux</text:span><text:span text:style-name="T63">[</text:span><text:a xlink:type="simple" xlink:href="https://wiki.syslinux.org/wiki/index.php?title=PXELINUX" text:style-name="Internet_20_link" text:visited-style-name="Visited_20_Internet_20_Link"><text:span text:style-name="T63">12</text:span></text:a><text:span text:style-name="T63">]</text:span> used in the resulting image.</text:p>
      <text:p text:style-name="P55">The <text:span text:style-name="T56">custom template identifiers</text:span> are understood in all `.cfg` files in this directory.</text:p>
      <text:p text:style-name="P45"/>
      <text:p text:style-name="P18"><text:span text:style-name="T81">1.1.1.9 </text:span>grub</text:p>
      <text:p text:style-name="P45">This directory is mandatory when any of the following bootmodes is used in <text:span text:style-name="T56">profiledef.sh </text:span>:</text:p>
      <text:p text:style-name="P45">- <text:span text:style-name="T56">uefi-ia32.grub.esp</text:span> or</text:p>
      <text:p text:style-name="P45"><text:soft-page-break/>- <text:span text:style-name="T56">uefi-ia32.grub.eltorito</text:span> or</text:p>
      <text:p text:style-name="P45">- <text:span text:style-name="T56">uefi-x64.grub.esp</text:span> or</text:p>
      <text:p text:style-name="P45">- <text:span text:style-name="T56">uefi-x64.grub.eltorito</text:span></text:p>
      <text:p text:style-name="P45"/>
      <text:p text:style-name="P45">It contains configuration files for <text:span text:style-name="T56">GRUB</text:span><text:span text:style-name="T64">[</text:span><text:a xlink:type="simple" xlink:href="https://www.gnu.org/software/grub/" text:style-name="Internet_20_link" text:visited-style-name="Visited_20_Internet_20_Link"><text:span text:style-name="T64">13</text:span></text:a><text:span text:style-name="T64">]</text:span> used in the resulting image.</text:p>
      <text:p text:style-name="P81">1.2 <text:span text:style-name="T93">Bulting and </text:span>Testing :</text:p>
      <text:p text:style-name="P81">1.2.1 Build the ISO:</text:p>
      <text:p text:style-name="P49"><text:span text:style-name="T67"># </text:span><text:span text:style-name="T42">mkarchiso -v -w </text:span><text:span text:style-name="T82">/path/to/work_dir</text:span><text:span text:style-name="T42"> -o </text:span><text:span text:style-name="T82">/path/to/out_dir</text:span><text:span text:style-name="T42"> </text:span><text:span text:style-name="T82">/path/to/profile/</text:span></text:p>
      <text:p text:style-name="P49"><text:s text:c="3"/><text:span text:style-name="T56">-</text:span><text:span text:style-name="T67">w</text:span> specifies the working directory. If the option is not specified, it will default to work in the current directory.</text:p>
      <text:p text:style-name="P49"><text:s text:c="4"/><text:span text:style-name="T56">-o</text:span> specifies the directory where the built ISO image will be placed. If the option is not specified, it will default to out in the current directory.</text:p>
      <text:p text:style-name="P49"><text:s text:c="4"/>It should be noted the profile file <text:span text:style-name="T56">profiledef.sh</text:span> cannot be specified when running mkarchiso, only the path to the file.</text:p>
      <text:p text:style-name="P49"/>
      <text:p text:style-name="P49"/>
      <text:p text:style-name="P49"/>
      <text:p text:style-name="P49"><text:span text:style-name="T67">2. </text:span><text:span text:style-name="T65">Personal profile,</text:span><text:span text:style-name="T66"> ISO </text:span><text:span text:style-name="T65">Building </text:span><text:span text:style-name="T66">Module :</text:span></text:p>
      <text:p text:style-name="P52"><text:span text:style-name="T67">2.1 </text:span><text:span text:style-name="T66">Prepare a </text:span><text:span text:style-name="T67">Personal</text:span><text:span text:style-name="T66"> profile:</text:span></text:p>
      <text:p text:style-name="P52">Archiso comes with two profiles, <text:span text:style-name="T56">releng</text:span> and <text:span text:style-name="T56">baseline</text:span>.</text:p>
      <text:p text:style-name="P52"><text:span text:style-name="T81">* </text:span><text:span text:style-name="T56">releng</text:span> is used to create the official monthly installation ISO. It can be used as a starting point for creating a customized ISO image.</text:p>
      <text:p text:style-name="P52"><text:span text:style-name="T81">* </text:span><text:span text:style-name="T56">baseline</text:span> is a minimalistic configuration, that includes only the bare minimum packages required to boot the live environment from the medium.</text:p>
      <text:p text:style-name="P53">Full Documentation are added in previous module <text:span text:style-name="T68">1.1</text:span><text:span text:style-name="T85"> </text:span>for reference (see <text:span text:style-name="T56">[</text:span><text:a xlink:type="simple" xlink:href="https://gitlab.archlinux.org/archlinux/archiso/-/blob/master/docs/README.profile.rst" text:style-name="Internet_20_link" text:visited-style-name="Visited_20_Internet_20_Link"><text:span text:style-name="T56">9</text:span></text:a><text:span text:style-name="T56">]</text:span>)</text:p>
      <text:p text:style-name="P38"/>
      <text:p text:style-name="P38"><text:span text:style-name="T85">2.1.1 </text:span>Profile structure</text:p>
      <text:p text:style-name="P53">Full Documentation are added in previous module <text:span text:style-name="T68">1.1</text:span><text:span text:style-name="T85"> </text:span><text:s/>for reference (see <text:span text:style-name="T56">[</text:span><text:a xlink:type="simple" xlink:href="https://gitlab.archlinux.org/archlinux/archiso/-/blob/master/docs/README.profile.rst" text:style-name="Internet_20_link" text:visited-style-name="Visited_20_Internet_20_Link"><text:span text:style-name="T56">9</text:span></text:a><text:span text:style-name="T56">]</text:span>)</text:p>
      <text:p text:style-name="P53"/>
      <text:p text:style-name="P38"><text:span text:style-name="T85">2.1.2 </text:span>Selecting packages</text:p>
      <text:p text:style-name="P12">Edit <text:span text:style-name="T56">packages.x86_64 </text:span>to select which packages are to be installed on the live system image, listing packages line by line. </text:p>
      <text:p text:style-name="P39">2.1.2.1 Custom local repository</text:p>
      <text:p text:style-name="P4"><text:span text:style-name="T17">To add packages not located in standard Arch repositories (e.g. custom packages or packages from </text:span><text:span text:style-name="T21">AUR[</text:span><text:a xlink:type="simple" xlink:href="https://wiki.archlinux.org/title/AUR" text:style-name="Internet_20_link" text:visited-style-name="Visited_20_Internet_20_Link"><text:span text:style-name="T21">14</text:span></text:a><text:span text:style-name="T21">]</text:span><text:span text:style-name="T17">/</text:span><text:span text:style-name="T21">ABS[</text:span><text:a xlink:type="simple" xlink:href="https://wiki.archlinux.org/title/ABS" text:style-name="Internet_20_link" text:visited-style-name="Visited_20_Internet_20_Link"><text:span text:style-name="T21">15</text:span></text:a><text:span text:style-name="T21">]</text:span><text:span text:style-name="T17">), set up a </text:span><text:span text:style-name="T21">custom local repository[</text:span><text:a xlink:type="simple" xlink:href="https://wiki.archlinux.org/title/Custom_local_repository" text:style-name="Internet_20_link" text:visited-style-name="Visited_20_Internet_20_Link"><text:span text:style-name="T21">16</text:span></text:a><text:span text:style-name="T21">]</text:span><text:span text:style-name="T17"> and add your custom packages to it. Then add your repository to </text:span><text:span text:style-name="T21">pacman.conf</text:span><text:span text:style-name="T17"> as follows: </text:span>dl.dsp <text:s/></text:p>
      <text:p text:style-name="P13"><text:soft-page-break/></text:p>
      <text:p text:style-name="P12"/>
      <text:p text:style-name="P56"><text:span text:style-name="T85">personalprofile</text:span>/pacman.conf</text:p>
      <text:p text:style-name="P12">...</text:p>
      <text:p text:style-name="P12">[customrepo]</text:p>
      <text:p text:style-name="P12">SigLevel = Optional TrustAll</text:p>
      <text:p text:style-name="P12">Server = file:///path/to/customrepo</text:p>
      <text:p text:style-name="P12">…</text:p>
      <text:p text:style-name="P12"/>
      <text:p text:style-name="P38"><text:span text:style-name="T86">2.1.2.2 </text:span>Packages from multilib</text:p>
      <text:p text:style-name="P12">To install packages from the <text:span text:style-name="T56">multilib</text:span><text:span text:style-name="T69">[</text:span><text:a xlink:type="simple" xlink:href="https://wiki.archlinux.org/title/Multilib" text:style-name="Internet_20_link" text:visited-style-name="Visited_20_Internet_20_Link"><text:span text:style-name="T70">17</text:span></text:a><text:span text:style-name="T69">]</text:span> repository, simply uncomment that repository in <text:span text:style-name="T56">pacman.conf.</text:span> </text:p>
      <text:p text:style-name="P12"/>
      <text:p text:style-name="P40">2.1.3 Adding files to image</text:p>
      <text:p text:style-name="P104">The airootfs directory is used as the starting point for the <text:span text:style-name="T56">root directory</text:span><text:span text:style-name="T71">[</text:span><text:a xlink:type="simple" xlink:href="https://en.wikipedia.org/wiki/Root_directory" text:style-name="Internet_20_link" text:visited-style-name="Visited_20_Internet_20_Link"><text:span text:style-name="T71">18</text:span></text:a><text:span text:style-name="T71">]</text:span> (/) of the live system on the image. All its contents will be copied over to the working directory before packages are installed.</text:p>
      <text:p text:style-name="P104">Place any custom files and/or directories in the desired location under <text:span text:style-name="T56">airootfs/</text:span>. For example, if you have a set of iptables scripts on your current system you want to be used on you live image, copy them over as such:</text:p>
      <text:p text:style-name="P104"><text:span text:style-name="T83">$</text:span><text:span text:style-name="T84"> cp -r /etc/iptables archlive/airootfs/etc</text:span></text:p>
      <text:p text:style-name="P104">Similarly, some care is required for special configuration files that reside somewhere down the hierarchy. Missing parts of the directory structure can be simply created with <text:span text:style-name="T56">mkdir(1)</text:span><text:span text:style-name="T72">[</text:span><text:a xlink:type="simple" xlink:href="https://man.archlinux.org/man/mkdir.1" text:style-name="Internet_20_link" text:visited-style-name="Visited_20_Internet_20_Link"><text:span text:style-name="T72">19</text:span></text:a><text:span text:style-name="T72">].</text:span></text:p>
      <text:p text:style-name="P12">By default, <text:span text:style-name="T56">permissions</text:span><text:span text:style-name="T73">[</text:span><text:a xlink:type="simple" xlink:href="https://wiki.archlinux.org/title/Permissions" text:style-name="Internet_20_link" text:visited-style-name="Visited_20_Internet_20_Link"><text:span text:style-name="T73">20</text:span></text:a><text:span text:style-name="T73">]</text:span> will be <text:span text:style-name="T56">644</text:span> for files and <text:span text:style-name="T56">755</text:span> for directories. All of them will be owned by the root user. To set different permissions or ownership for specific files and/or folders, use the file_permissions associative array in profiledef.sh. See <text:span text:style-name="T56">README.profile.rst</text:span><text:span text:style-name="T73">[</text:span><text:a xlink:type="simple" xlink:href="https://gitlab.archlinux.org/archlinux/archiso/-/blob/master/docs/README.profile.rst" text:style-name="Internet_20_link" text:visited-style-name="Visited_20_Internet_20_Link"><text:span text:style-name="T74">7</text:span></text:a><text:span text:style-name="T73">]</text:span> for details. </text:p>
      <text:p text:style-name="P12"/>
      <text:p text:style-name="P85">2.1.4 Adding repositories to the image:</text:p>
      <text:p text:style-name="P105">To add a repository that can be used in the live environment, create a <text:span text:style-name="T56">suitably modified</text:span><text:span text:style-name="T75">[</text:span><text:a xlink:type="simple" xlink:href="https://wiki.archlinux.org/title/Pacman#Repositories_and_mirrors" text:style-name="Internet_20_link" text:visited-style-name="Visited_20_Internet_20_Link"><text:span text:style-name="T75">21</text:span></text:a><text:span text:style-name="T75">]</text:span> pacman.conf and place it in <text:span text:style-name="T56">personalprofile/airootfs/etc/</text:span>.</text:p>
      <text:p text:style-name="P106">If the repository also uses a key, place the key in <text:span text:style-name="T56">personalprofile/airootfs/usr/share/pacman/keyrings/</text:span>. The key file name must end with <text:span text:style-name="T56">.gpg</text:span>. Additionally, the key must be trusted. This can be accomplished by creating a <text:span text:style-name="T56">GnuPG</text:span> exported trust file in the same directory. The file name must end with <text:span text:style-name="T56">-trusted</text:span>. <text:soft-page-break/>The first field is the key fingerprint, and the second is the trust. You can reference <text:span text:style-name="T56">/usr/share/pacman/keyrings/archlinux-trusted</text:span> for an example. </text:p>
      <text:p text:style-name="P86">2.1.4.1 archzfs example</text:p>
      <text:p text:style-name="P106">The files in this example are: </text:p>
      <text:p text:style-name="P86">airootfs</text:p>
      <text:p text:style-name="P106">├── <text:span text:style-name="T56">etc</text:span></text:p>
      <text:p text:style-name="P106">│ <text:s text:c="2"/>├── <text:span text:style-name="T56">pacman.conf</text:span></text:p>
      <text:p text:style-name="P106">│ <text:s text:c="2"/>└── <text:span text:style-name="T56">pacman.d</text:span></text:p>
      <text:p text:style-name="P106">│ <text:s text:c="6"/>└── <text:span text:style-name="T56">archzfs_mirrorlist</text:span></text:p>
      <text:p text:style-name="P106">└──<text:span text:style-name="T56"> usr</text:span></text:p>
      <text:p text:style-name="P106"><text:s text:c="4"/>└── <text:span text:style-name="T56">share</text:span></text:p>
      <text:p text:style-name="P106"><text:s text:c="8"/>└── <text:span text:style-name="T56">pacman</text:span></text:p>
      <text:p text:style-name="P106"><text:s text:c="12"/>└── <text:span text:style-name="T56">keyrings</text:span></text:p>
      <text:p text:style-name="P106"><text:s text:c="16"/>├── <text:span text:style-name="T56">archzfs.gpg</text:span></text:p>
      <text:p text:style-name="P106"><text:s text:c="16"/>└── <text:span text:style-name="T56">archzfs-trusted</text:span></text:p>
      <text:p text:style-name="P102"><text:span text:style-name="T90">airootfs/etc/pacman.conf</text:span></text:p>
      <text:p text:style-name="P102">...</text:p>
      <text:p text:style-name="P102">[archzfs]</text:p>
      <text:p text:style-name="P102">Include = /etc/pacman.d/archzfs_mirrorlist</text:p>
      <text:p text:style-name="P102">…</text:p>
      <text:p text:style-name="P102">airootfs/etc/pacman.d/archzfs_mirrorlist</text:p>
      <text:p text:style-name="P102">Server = https://archzfs.com/$repo/$arch</text:p>
      <text:p text:style-name="P102">Server = https://mirror.sum7.eu/archlinux/archzfs/$repo/$arch</text:p>
      <text:p text:style-name="P102">Server = https://mirror.biocrafting.net/archlinux/archzfs/$repo/$arch</text:p>
      <text:p text:style-name="P102">Server = https://mirror.in.themindsmaze.com/archzfs/$repo/$arch</text:p>
      <text:p text:style-name="P102">Server = https://zxcvfdsa.com/archzfs/$repo/$arch</text:p>
      <text:p text:style-name="P102"><text:span text:style-name="T90">airootfs/usr/share/pacman/keyrings/archzfs-trusted</text:span></text:p>
      <text:p text:style-name="P102">DDF7DB817396A49B2A2723F7403BD972F75D9D76:4:</text:p>
      <text:p text:style-name="P102">archzfs.gpg itself can be obtained directly from the repository site at <text:span text:style-name="T76">[</text:span><text:a xlink:type="simple" xlink:href="https://archzfs.com/archzfs.gpg" text:style-name="Internet_20_link" text:visited-style-name="Visited_20_Internet_20_Link"><text:span text:style-name="T76">22</text:span></text:a><text:span text:style-name="T76">]</text:span></text:p>
      <text:p text:style-name="P102"><text:span text:style-name="T76"/></text:p>
      <text:p text:style-name="P107"><text:span text:style-name="T76">2.</text:span><text:span text:style-name="T56">1.5 Kernel</text:span></text:p>
      <text:p text:style-name="P107">Although both archiso's included profiles only have <text:span text:style-name="T56">linux[</text:span><text:a xlink:type="simple" xlink:href="https://archlinux.org/packages/?name=linux" text:style-name="Internet_20_link" text:visited-style-name="Visited_20_Internet_20_Link"><text:span text:style-name="T56">23</text:span></text:a><text:span text:style-name="T56">]</text:span>, ISOs can be made to include other or even multiple <text:span text:style-name="T56">kernels[</text:span><text:a xlink:type="simple" xlink:href="https://wiki.archlinux.org/title/Kernels" text:style-name="Internet_20_link" text:visited-style-name="Visited_20_Internet_20_Link"><text:span text:style-name="T56">24</text:span></text:a><text:span text:style-name="T56">]</text:span>.</text:p>
      <text:p text:style-name="P107">First, edit <text:span text:style-name="T56">packages.x86_64</text:span> to include kernel package names that you want. When <text:span text:style-name="T83">mkarchiso</text:span> runs, it will include all <text:span text:style-name="T83">work_dir</text:span><text:span text:style-name="T56">/airootfs/boot/vmlinuz-*</text:span> and <text:soft-page-break/><text:span text:style-name="T56">work_dir/boot/initramfs-*.img</text:span> files in the ISO (and additionally in the FAT image used for UEFI booting).</text:p>
      <text:p text:style-name="P107"><text:span text:style-name="T56">mkinitcpio</text:span><text:span text:style-name="T77">[</text:span><text:a xlink:type="simple" xlink:href="https://wiki.archlinux.org/title/Mkinitcpio" text:style-name="Internet_20_link" text:visited-style-name="Visited_20_Internet_20_Link"><text:span text:style-name="T77">25</text:span></text:a><text:span text:style-name="T77">]</text:span> presets by default will build fallback initramfs images. For an ISO, the main initramfs image would not typically include the autodetect hook, thus making an additional fallback image unnecessary. To prevent the creation of an fallback initramfs image, so that it does not take up space or slow down the build process, place a custom preset in archlive/airootfs/etc/mkinitcpio.d/pkgbase.preset. For example, for <text:span text:style-name="T56">linux-lts</text:span><text:span text:style-name="T77">[</text:span><text:a xlink:type="simple" xlink:href="https://archlinux.org/packages/?name=linux-lts" text:style-name="Internet_20_link" text:visited-style-name="Visited_20_Internet_20_Link"><text:span text:style-name="T77">26</text:span></text:a><text:span text:style-name="T77">]</text:span>: </text:p>
      <text:p text:style-name="P87"><text:span text:style-name="T81">M</text:span>ultiple profile<text:span text:style-name="T54">s</text:span> Module:</text:p>
      <text:p text:style-name="P111">Full Documentation are added in previous module <text:span text:style-name="T85">1.1 </text:span><text:s/>for reference (see [<text:a xlink:type="simple" xlink:href="https://gitlab.archlinux.org/archlinux/archiso/-/blob/master/docs/README.profile.rst" text:style-name="Internet_20_link" text:visited-style-name="Visited_20_Internet_20_Link">9</text:a>])</text:p>
      <text:p text:style-name="P113"><text:span text:style-name="T56">Normi Profile :</text:span></text:p>
      <text:p text:style-name="P109">Ready to go version of iso which contains all the tools and software installed for users who wants use linux as daily driver.</text:p>
      <text:p text:style-name="P88">Media Production Profile :</text:p>
      <text:p text:style-name="P110">Ready to go version of iso which contains all the tools required for media production work. </text:p>
      <text:p text:style-name="P112"><text:span text:style-name="T56">Gaming Profile :</text:span></text:p>
      <text:p text:style-name="P108">Ready to go version of iso which contains all the components needed for gaming with preconfigured for all types of hardwares.</text:p>
      <text:p text:style-name="P112"><text:span text:style-name="T56">Penetration testing:</text:span></text:p>
      <text:p text:style-name="P108">Ready to go version of iso which contains all tool needed for penetration testing and preconfigured as which can run on all harwares. </text:p>
      <text:p text:style-name="P37">Normi-OS ISO Building and Testing Module:</text:p>
      <text:p text:style-name="P111">Full Documentation are added in previous module <text:span text:style-name="T85">1.1 </text:span><text:s/>for reference (see [<text:a xlink:type="simple" xlink:href="https://gitlab.archlinux.org/archlinux/archiso/-/blob/master/docs/README.profile.rst" text:style-name="Internet_20_link" text:visited-style-name="Visited_20_Internet_20_Link">9</text: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Reference:</text:p>
      <text:p text:style-name="P37"/>
      <text:p text:style-name="P11"><text:s text:c="2"/>1. <text:a xlink:type="simple" xlink:href="https://en.wikipedia.org/wiki/Linux_distribution" text:style-name="Internet_20_link" text:visited-style-name="Visited_20_Internet_20_Link">https://en.wikipedia.org/wiki/Linux_distribution</text:a></text:p>
      <text:p text:style-name="P11"><text:s text:c="2"/>2. <text:a xlink:type="simple" xlink:href="https://www.redhat.com/en/topics/linux/what-is-linux" text:style-name="Internet_20_link" text:visited-style-name="Visited_20_Internet_20_Link">https://www.redhat.com/en/topics/linux/what-is-linux</text:a></text:p>
      <text:p text:style-name="P11"><text:s text:c="2"/>3. <text:a xlink:type="simple" xlink:href="https://www.redhat.com/en/topics/linux" text:style-name="Internet_20_link" text:visited-style-name="Visited_20_Internet_20_Link">https://www.redhat.com/en/topics/linux</text:a></text:p>
      <text:p text:style-name="P11"><text:s text:c="2"/>4. <text:a xlink:type="simple" xlink:href="https://www.microsoft.com/en-us/windows" text:style-name="Internet_20_link" text:visited-style-name="Visited_20_Internet_20_Link">https://www.microsoft.com/en-us/windows</text:a></text:p>
      <text:p text:style-name="P9"><text:s text:c="2"/>5. <text:a xlink:type="simple" xlink:href="https://ubuntu.com/" text:style-name="Internet_20_link" text:visited-style-name="Visited_20_Internet_20_Link">https://ubuntu.com/</text:a></text:p>
      <text:p text:style-name="P3"><text:span text:style-name="T14"><text:s text:c="2"/>6. </text:span><text:a xlink:type="simple" xlink:href="https://www.blackarch.org/" text:style-name="Internet_20_link" text:visited-style-name="Visited_20_Internet_20_Link"><text:span text:style-name="T14">https://www.blackarch.org/</text:span></text:a></text:p>
      <text:p text:style-name="P75"><text:span text:style-name="T9"><text:s text:c="2"/>7</text:span><text:span text:style-name="T13">.</text:span><text:a xlink:type="simple" xlink:href="https://gitlab.archlinux.org/archlinux/archiso/-/blob/master/docs/README.profile.rst" text:style-name="Internet_20_link" text:visited-style-name="Visited_20_Internet_20_Link"><text:span text:style-name="T13">https://gitlab.archlinux.org/archlinux/archiso/-/blob/master/docs/README.profile.rst</text:span></text:a></text:p>
      <text:p text:style-name="P3"><text:span text:style-name="T15"><text:s text:c="2"/>8</text:span><text:span text:style-name="T13">. </text:span><text:a xlink:type="simple" xlink:href="https://gitlab.archlinux.org/archlinux/archiso/-/issues/73" text:style-name="Internet_20_link" text:visited-style-name="Visited_20_Internet_20_Link"><text:span text:style-name="T13">https://gitlab.archlinux.org/archlinux/archiso/-/issues/73</text:span></text:a></text:p>
      <text:p text:style-name="P74"><text:span text:style-name="T15"><text:s text:c="2"/>9</text:span><text:span text:style-name="T13">. </text:span><text:a xlink:type="simple" xlink:href="https://www.freedesktop.org/wiki/Software/systemd/systemd-boot" text:style-name="Internet_20_link" text:visited-style-name="Visited_20_Internet_20_Link"><text:span text:style-name="T13">https://www.freedesktop.org/wiki/Software/systemd/systemd-boot</text:span></text:a></text:p>
      <text:p text:style-name="P74"><text:span text:style-name="T13">1</text:span><text:span text:style-name="T16">0. </text:span><text:a xlink:type="simple" xlink:href="https://wiki.syslinux.org/wiki/index.php?title=SYSLINUX" text:style-name="Internet_20_link" text:visited-style-name="Visited_20_Internet_20_Link"><text:span text:style-name="T16">https://wiki.syslinux.org/wiki/index.php?title=SYSLINUX</text:span></text:a></text:p>
      <text:p text:style-name="P76"><text:span text:style-name="T9">11. </text:span><text:a xlink:type="simple" xlink:href="https://wiki.syslinux.org/wiki/index.php?title=ISOLINUX" text:style-name="Internet_20_link" text:visited-style-name="Visited_20_Internet_20_Link"><text:span text:style-name="T9">https://wiki.syslinux.org/wiki/index.php?title=ISOLINUX</text:span></text:a></text:p>
      <text:p text:style-name="P76"><text:span text:style-name="T9">12. </text:span><text:a xlink:type="simple" xlink:href="https://wiki.syslinux.org/wiki/index.php?title=PXELINUX" text:style-name="Internet_20_link" text:visited-style-name="Visited_20_Internet_20_Link"><text:span text:style-name="T9">https://wiki.syslinux.org/wiki/index.php?title=PXELINUX</text:span></text:a></text:p>
      <text:p text:style-name="P77"><text:span text:style-name="T9">13. </text:span><text:a xlink:type="simple" xlink:href="https://www.gnu.org/software/grub/" text:style-name="Internet_20_link" text:visited-style-name="Visited_20_Internet_20_Link"><text:span text:style-name="T9">https://www.gnu.org/software/grub/</text:span></text:a></text:p>
      <text:p text:style-name="P78"><text:span text:style-name="T9">14. </text:span><text:a xlink:type="simple" xlink:href="https://wiki.archlinux.org/title/AUR" text:style-name="Internet_20_link" text:visited-style-name="Visited_20_Internet_20_Link"><text:span text:style-name="T9">https://wiki.archlinux.org/title/AUR</text:span></text:a></text:p>
      <text:p text:style-name="P78"><text:span text:style-name="T9">15. </text:span><text:a xlink:type="simple" xlink:href="https://wiki.archlinux.org/title/ABS" text:style-name="Internet_20_link" text:visited-style-name="Visited_20_Internet_20_Link"><text:span text:style-name="T9">https://wiki.archlinux.org/title/ABS</text:span></text:a></text:p>
      <text:p text:style-name="P79"><text:span text:style-name="T19">16. </text:span><text:a xlink:type="simple" xlink:href="https://wiki.archlinux.org/title/Custom_local_repository" text:style-name="Internet_20_link" text:visited-style-name="Visited_20_Internet_20_Link"><text:span text:style-name="T19">https://wiki.archlinux.org/title/Custom_local_repository</text:span></text:a></text:p>
      <text:p text:style-name="P116"><text:span text:style-name="T19">17. </text:span><text:a xlink:type="simple" xlink:href="https://wiki.archlinux.org/title/Multilib" text:style-name="Internet_20_link" text:visited-style-name="Visited_20_Internet_20_Link"><text:span text:style-name="T19">https://wiki.archlinux.org/title/Multilib</text:span></text:a></text:p>
      <text:p text:style-name="P118"><text:span text:style-name="T19">18. </text:span><text:a xlink:type="simple" xlink:href="https://en.wikipedia.org/wiki/Root_directory" text:style-name="Internet_20_link" text:visited-style-name="Visited_20_Internet_20_Link"><text:span text:style-name="T19">https://en.wikipedia.org/wiki/Root_directory</text:span></text:a></text:p>
      <text:p text:style-name="P119"><text:span text:style-name="T19">19. </text:span><text:a xlink:type="simple" xlink:href="https://man.archlinux.org/man/mkdir.1" text:style-name="Internet_20_link" text:visited-style-name="Visited_20_Internet_20_Link"><text:span text:style-name="T19">https://man.archlinux.org/man/mkdir.1</text:span></text:a></text:p>
      <text:p text:style-name="P120"><text:span text:style-name="T19">20. </text:span><text:a xlink:type="simple" xlink:href="https://wiki.archlinux.org/title/Permissions" text:style-name="Internet_20_link" text:visited-style-name="Visited_20_Internet_20_Link"><text:span text:style-name="T19">https://wiki.archlinux.org/title/Permissions</text:span></text:a></text:p>
      <text:p text:style-name="P121"><text:span text:style-name="T19">21. </text:span><text:a xlink:type="simple" xlink:href="https://wiki.archlinux.org/title/Pacman#Repositories_and_mirrors" text:style-name="Internet_20_link" text:visited-style-name="Visited_20_Internet_20_Link"><text:span text:style-name="T19">https://wiki.archlinux.org/title/Pacman#Repositories_and_mirrors</text:span></text:a></text:p>
      <text:p text:style-name="P122"><text:span text:style-name="T19">22. </text:span><text:a xlink:type="simple" xlink:href="https://archzfs.com/archzfs.gpg" text:style-name="Internet_20_link" text:visited-style-name="Visited_20_Internet_20_Link"><text:span text:style-name="T20">https://archzfs.com/archzfs.gpg</text:span></text:a></text:p>
      <text:p text:style-name="P123"><text:span text:style-name="T20">2</text:span><text:span text:style-name="T19">3. </text:span><text:a xlink:type="simple" xlink:href="https://archlinux.org/packages/?name=linux" text:style-name="Internet_20_link" text:visited-style-name="Visited_20_Internet_20_Link"><text:span text:style-name="T19">https://archlinux.org/packages/?name=linux</text:span></text:a></text:p>
      <text:p text:style-name="P123"><text:span text:style-name="T19">24. </text:span><text:a xlink:type="simple" xlink:href="https://wiki.archlinux.org/title/Kernels" text:style-name="Internet_20_link" text:visited-style-name="Visited_20_Internet_20_Link"><text:span text:style-name="T19">https://wiki.archlinux.org/title/Kernels</text:span></text:a></text:p>
      <text:p text:style-name="P124"><text:span text:style-name="T19">25. </text:span><text:a xlink:type="simple" xlink:href="https://wiki.archlinux.org/title/Mkinitcpio" text:style-name="Internet_20_link" text:visited-style-name="Visited_20_Internet_20_Link"><text:span text:style-name="T19">https://wiki.archlinux.org/title/Mkinitcpio</text:span></text:a></text:p>
      <text:p text:style-name="P124"><text:span text:style-name="T19">26. </text:span><text:a xlink:type="simple" xlink:href="https://archlinux.org/packages/?name=linux-lts" text:style-name="Internet_20_link" text:visited-style-name="Visited_20_Internet_20_Link"><text:span text:style-name="T19">https://archlinux.org/packages/?name=linux-lts</text:span></text:a></text:p>
      <text:p text:style-name="P124"><text:span text:style-name="T19"/></text:p>
      <text:p text:style-name="P123"><text:span text:style-name="T19"/></text:p>
      <text:p text:style-name="P122"><text:span text:style-name="T20"/></text:p>
      <text:p text:style-name="P121"><text:span text:style-name="T19"/></text:p>
      <text:p text:style-name="P120"><text:span text:style-name="T19"/></text:p>
      <text:p text:style-name="P119"><text:soft-page-break/><text:span text:style-name="T19"/></text:p>
      <text:p text:style-name="P118"><text:span text:style-name="T19"/></text:p>
      <text:p text:style-name="P116"/>
      <text:p text:style-name="P79"/>
      <text:p text:style-name="P76"/>
      <text:p text:style-name="P75"/>
      <text:p text:style-name="P75"/>
      <text:p text:style-name="P127"/>
      <text:p text:style-name="P10"/>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exend" svg:font-family="Lexend" style:font-family-generic="roman" style:font-pitch="variable"/>
    <style:font-face style:name="Lexend1" svg:font-family="Lexend" style:font-family-generic="system"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Drawing_20_Style" style:display-name="Default Drawing Style" style:family="paragraph">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exend1" style:font-family-complex="Lexend"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exend1" style:font-family-complex="Lexend"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Noto Sans1" style:font-family-asian="'Noto Sans'" style:font-family-generic-asian="system" style:font-pitch-asian="variable" style:font-size-asian="18pt" style:font-name-complex="Lexend1" style:font-family-complex="Lexend"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ucida Sans2" style:font-family-complex="'Lucida Sans'" style:font-family-generic-complex="system" style:font-pitch-complex="variable" style:font-size-complex="12pt" style:font-weight-complex="bold"/>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ource_20_Text" style:display-name="Source Text" style:family="paragraph">
      <style:text-properties style:font-name="Liberation Mono1" fo:font-family="'Liberation Mono', 'Courier New'"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rong_20_Emphasis" style:display-name="Strong Emphasis" style:family="paragraph">
      <style:text-properties style:font-name="Liberation Serif" fo:font-family="'Liberation Serif'" style:font-family-generic="roman" style:font-pitch="variable" fo:font-size="12pt" fo:font-weight="bold" style:font-name-asian="Noto Sans1" style:font-family-asian="'Noto Sans'" style:font-family-generic-asian="system" style:font-pitch-asian="variable" style:font-size-asian="12pt" style:font-weight-asian="bold" style:font-name-complex="Liberation Sans2" style:font-family-complex="'Liberation Sans', Arial" style:font-family-generic-complex="system" style:font-pitch-complex="variable" style:font-size-complex="12pt"/>
    </style:style>
    <style:style style:name="Bullets" style:family="paragraph">
      <style:text-properties style:font-name="OpenSymbol1" fo:font-family="OpenSymbol, 'Arial Unicode MS'" style:font-family-generic="roman" style:font-pitch="variable" fo:font-size="12pt"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Visited_20_Internet_20_Link" style:display-name="Visited Internet Link" style:family="paragraph">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0:21:35.369926527</meta:creation-date>
    <dc:date>2023-03-15T02:13:27.014639434</dc:date>
    <meta:editing-duration>PT10H40M50S</meta:editing-duration>
    <meta:editing-cycles>117</meta:editing-cycles>
    <meta:generator>LibreOffice/7.4.6.2$Linux_X86_64 LibreOffice_project/40$Build-2</meta:generator>
    <meta:document-statistic meta:table-count="0" meta:image-count="0" meta:object-count="0" meta:page-count="18" meta:paragraph-count="273" meta:word-count="3791" meta:character-count="25668" meta:non-whitespace-character-count="21902"/>
  </office:meta>
</office:document-meta>
</file>